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imes1" svg:font-family="Times" style:font-family-generic="system" style:font-pitch="variable"/>
  </office:font-face-decls>
  <office:automatic-styles>
    <style:style style:name="Table1" style:family="table">
      <style:table-properties style:width="15.004cm" fo:margin-left="-0.095cm" fo:margin-top="0cm" fo:margin-bottom="0cm" fo:break-before="auto" fo:break-after="auto" table:align="left" style:writing-mode="lr-tb"/>
    </style:style>
    <style:style style:name="Table1.A" style:family="table-column">
      <style:table-column-properties style:column-width="15.004cm"/>
    </style:style>
    <style:style style:name="Table1.1" style:family="table-row">
      <style:table-row-properties fo:keep-together="auto"/>
    </style:style>
    <style:style style:name="Table1.A1" style:family="table-cell">
      <style:table-cell-properties fo:padding-left="0.194cm" fo:padding-right="0.191cm" fo:padding-top="0cm" fo:padding-bottom="0cm" fo:border="0.5pt solid #000000"/>
    </style:style>
    <style:style style:name="Table1.A2" style:family="table-cell">
      <style:table-cell-properties fo:padding-left="0.194cm" fo:padding-right="0.191cm" fo:padding-top="0cm" fo:padding-bottom="0cm" fo:border-left="0.5pt solid #000000" fo:border-right="0.5pt solid #000000" fo:border-top="0.25pt solid #000000" fo:border-bottom="0.5pt solid #000000"/>
    </style:style>
    <style:style style:name="Tabla6" style:family="table">
      <style:table-properties style:width="15cm" fo:break-before="auto" fo:break-after="auto" table:align="margins"/>
    </style:style>
    <style:style style:name="Tabla6.A" style:family="table-column">
      <style:table-column-properties style:column-width="15cm" style:rel-column-width="65535*"/>
    </style:style>
    <style:style style:name="Tabla6.A1" style:family="table-cell">
      <style:table-cell-properties style:writing-mode="page"/>
    </style:style>
    <style:style style:name="Tabla5" style:family="table">
      <style:table-properties style:width="15cm" table:align="margins"/>
    </style:style>
    <style:style style:name="Tabla5.A" style:family="table-column">
      <style:table-column-properties style:column-width="15cm" style:rel-column-width="65535*"/>
    </style:style>
    <style:style style:name="Tabla5.A1" style:family="table-cell">
      <style:table-cell-properties style:writing-mode="page"/>
    </style:style>
    <style:style style:name="Tabla4" style:family="table">
      <style:table-properties style:width="15cm" table:align="margins"/>
    </style:style>
    <style:style style:name="Tabla4.A" style:family="table-column">
      <style:table-column-properties style:column-width="15cm" style:rel-column-width="65535*"/>
    </style:style>
    <style:style style:name="Tabla4.A1" style:family="table-cell">
      <style:table-cell-properties style:writing-mode="page"/>
    </style:style>
    <style:style style:name="Tabla3" style:family="table">
      <style:table-properties style:width="15cm" table:align="margins"/>
    </style:style>
    <style:style style:name="Tabla3.A" style:family="table-column">
      <style:table-column-properties style:column-width="15cm" style:rel-column-width="65535*"/>
    </style:style>
    <style:style style:name="Tabla3.A1" style:family="table-cell">
      <style:table-cell-properties style:writing-mode="page"/>
    </style:style>
    <style:style style:name="Tabla2" style:family="table">
      <style:table-properties style:width="15cm" table:align="margins"/>
    </style:style>
    <style:style style:name="Tabla2.A" style:family="table-column">
      <style:table-column-properties style:column-width="15cm" style:rel-column-width="65535*"/>
    </style:style>
    <style:style style:name="Tabla2.A1" style:family="table-cell">
      <style:table-cell-properties style:writing-mode="page"/>
    </style:style>
    <style:style style:name="Tabla1" style:family="table">
      <style:table-properties style:width="15cm" table:align="margins"/>
    </style:style>
    <style:style style:name="Tabla1.A" style:family="table-column">
      <style:table-column-properties style:column-width="15cm" style:rel-column-width="65535*"/>
    </style:style>
    <style:style style:name="Tabla1.A1" style:family="table-cell">
      <style:table-cell-properties style:writing-mode="page"/>
    </style:style>
    <style:style style:name="Tabla7" style:family="table">
      <style:table-properties style:width="15cm" table:align="margins"/>
    </style:style>
    <style:style style:name="Tabla7.A" style:family="table-column">
      <style:table-column-properties style:column-width="15cm" style:rel-column-width="65535*"/>
    </style:style>
    <style:style style:name="Tabla7.A1" style:family="table-cell">
      <style:table-cell-properties style:writing-mode="page"/>
    </style:style>
    <style:style style:name="Tabla8" style:family="table">
      <style:table-properties style:width="15cm" table:align="margins"/>
    </style:style>
    <style:style style:name="Tabla8.A" style:family="table-column">
      <style:table-column-properties style:column-width="15cm" style:rel-column-width="65535*"/>
    </style:style>
    <style:style style:name="Tabla8.A1" style:family="table-cell">
      <style:table-cell-properties style:writing-mode="page"/>
    </style:style>
    <style:style style:name="Tabla9" style:family="table">
      <style:table-properties style:width="15cm" table:align="margins"/>
    </style:style>
    <style:style style:name="Tabla9.A" style:family="table-column">
      <style:table-column-properties style:column-width="15cm" style:rel-column-width="65535*"/>
    </style:style>
    <style:style style:name="Tabla9.A1" style:family="table-cell">
      <style:table-cell-properties style:writing-mode="page"/>
    </style:style>
    <style:style style:name="Tabla10" style:family="table">
      <style:table-properties style:width="15cm" table:align="margins"/>
    </style:style>
    <style:style style:name="Tabla10.A" style:family="table-column">
      <style:table-column-properties style:column-width="15cm" style:rel-column-width="65535*"/>
    </style:style>
    <style:style style:name="Tabla10.A1" style:family="table-cell">
      <style:table-cell-properties style:writing-mode="page"/>
    </style:style>
    <style:style style:name="Tabla11" style:family="table">
      <style:table-properties style:width="15cm" table:align="margins"/>
    </style:style>
    <style:style style:name="Tabla11.A" style:family="table-column">
      <style:table-column-properties style:column-width="15cm" style:rel-column-width="65535*"/>
    </style:style>
    <style:style style:name="Tabla11.A1" style:family="table-cell">
      <style:table-cell-properties style:writing-mode="page"/>
    </style:style>
    <style:style style:name="Tabla12" style:family="table">
      <style:table-properties style:width="15cm" table:align="margins"/>
    </style:style>
    <style:style style:name="Tabla12.A" style:family="table-column">
      <style:table-column-properties style:column-width="15cm" style:rel-column-width="65535*"/>
    </style:style>
    <style:style style:name="Tabla12.A1" style:family="table-cell">
      <style:table-cell-properties style:writing-mode="page"/>
    </style:style>
    <style:style style:name="Tabla13" style:family="table">
      <style:table-properties style:width="15cm" table:align="margins"/>
    </style:style>
    <style:style style:name="Tabla13.A" style:family="table-column">
      <style:table-column-properties style:column-width="15cm" style:rel-column-width="65535*"/>
    </style:style>
    <style:style style:name="Tabla13.A1" style:family="table-cell">
      <style:table-cell-properties style:writing-mode="page"/>
    </style:style>
    <style:style style:name="Tabla14" style:family="table">
      <style:table-properties style:width="15cm" table:align="margins"/>
    </style:style>
    <style:style style:name="Tabla14.A" style:family="table-column">
      <style:table-column-properties style:column-width="15cm" style:rel-column-width="65535*"/>
    </style:style>
    <style:style style:name="Tabla14.A1" style:family="table-cell">
      <style:table-cell-properties style:writing-mode="page"/>
    </style:style>
    <style:style style:name="Tabla15" style:family="table">
      <style:table-properties style:width="15cm" table:align="margins"/>
    </style:style>
    <style:style style:name="Tabla15.A" style:family="table-column">
      <style:table-column-properties style:column-width="15cm" style:rel-column-width="65535*"/>
    </style:style>
    <style:style style:name="Tabla15.A1" style:family="table-cell">
      <style:table-cell-properties style:writing-mode="page"/>
    </style:style>
    <style:style style:name="Tabla16" style:family="table">
      <style:table-properties style:width="15cm" table:align="margins"/>
    </style:style>
    <style:style style:name="Tabla16.A" style:family="table-column">
      <style:table-column-properties style:column-width="15cm" style:rel-column-width="65535*"/>
    </style:style>
    <style:style style:name="Tabla16.A1" style:family="table-cell">
      <style:table-cell-properties style:writing-mode="pag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 style:family="paragraph" style:parent-style-name="Table_20_Contents">
      <style:text-properties fo:font-variant="normal" fo:text-transform="none" fo:color="#000000" loext:opacity="100%" style:text-line-through-style="none" style:text-line-through-type="none" style:font-name="Times New Roman2" fo:font-size="12pt" fo:font-style="normal" style:text-underline-style="none" fo:font-weight="normal" officeooo:rsid="000be4e6" officeooo:paragraph-rsid="000b0305" style:text-blinking="false" fo:background-color="transparent" style:font-size-asian="12pt" style:font-size-complex="12pt"/>
    </style:style>
    <style:style style:name="P6" style:family="paragraph" style:parent-style-name="Standard">
      <style:text-properties fo:font-variant="normal" fo:text-transform="none" fo:color="#0d0d0d" loext:opacity="100%" style:font-name="S hne" fo:font-size="12pt" fo:letter-spacing="normal" fo:font-style="normal" fo:font-weight="normal" officeooo:paragraph-rsid="001481ee"/>
    </style:style>
    <style:style style:name="P7" style:family="paragraph" style:parent-style-name="Table_20_Contents">
      <style:paragraph-properties fo:margin-left="0cm" fo:margin-right="0cm" fo:orphans="2" fo:widows="2" fo:text-indent="0cm" style:auto-text-indent="false"/>
      <style:text-properties fo:font-variant="normal" fo:text-transform="none" fo:color="#0d0d0d" loext:opacity="100%" style:font-name="S hne" fo:font-size="12pt" fo:letter-spacing="normal" fo:font-style="normal" fo:font-weight="normal"/>
    </style:style>
    <style:style style:name="P8" style:family="paragraph" style:parent-style-name="Standard">
      <style:paragraph-properties fo:margin-left="0.7cm" fo:margin-right="0cm" fo:text-align="start" style:justify-single-word="false" fo:orphans="2" fo:widows="2" fo:text-indent="0cm" style:auto-text-indent="false" fo:break-before="auto" fo:break-after="auto"/>
    </style:style>
    <style:style style:name="P9" style:family="paragraph" style:parent-style-name="Standard">
      <style:paragraph-properties fo:margin-left="0.7cm" fo:margin-right="0cm" fo:text-align="start" style:justify-single-word="false" fo:orphans="2" fo:widows="2" fo:text-indent="0cm" style:auto-text-indent="false" fo:break-before="auto" fo:break-after="auto">
        <style:tab-stops>
          <style:tab-stop style:position="1.27cm"/>
        </style:tab-stops>
      </style:paragraph-properties>
    </style:style>
    <style:style style:name="P10" style:family="paragraph" style:parent-style-name="Text_20_body">
      <style:paragraph-properties fo:text-align="start" style:justify-single-word="false"/>
      <style:text-properties officeooo:paragraph-rsid="001e41af"/>
    </style:style>
    <style:style style:name="P11" style:family="paragraph" style:parent-style-name="Text_20_body">
      <style:paragraph-properties fo:text-align="start" style:justify-single-word="false"/>
      <style:text-properties officeooo:paragraph-rsid="001ea3a2"/>
    </style:style>
    <style:style style:name="P12" style:family="paragraph" style:parent-style-name="Standard">
      <style:paragraph-properties fo:break-before="auto" fo:break-after="auto"/>
    </style:style>
    <style:style style:name="P13" style:family="paragraph" style:parent-style-name="Standard">
      <style:paragraph-properties fo:break-before="auto" fo:break-after="auto"/>
      <style:text-properties fo:color="#000000" loext:opacity="100%" fo:font-size="12pt" style:font-size-asian="12pt" style:font-size-complex="12pt"/>
    </style:style>
    <style:style style:name="P14" style:family="paragraph" style:parent-style-name="Standard">
      <style:paragraph-properties fo:margin-left="0.635cm" fo:margin-right="0cm" fo:text-indent="0cm" style:auto-text-indent="false" fo:break-before="auto" fo:break-after="auto"/>
      <style:text-properties fo:color="#000000" loext:opacity="100%" fo:font-size="12pt" style:font-size-asian="12pt" style:font-size-complex="12pt"/>
    </style:style>
    <style:style style:name="P15" style:family="paragraph" style:parent-style-name="Standard">
      <style:paragraph-properties fo:margin-left="1.27cm" fo:margin-right="0cm" fo:text-align="start" style:justify-single-word="false" fo:orphans="2" fo:widows="2" fo:text-indent="0cm" style:auto-text-indent="false"/>
      <style:text-properties fo:color="#000000" loext:opacity="100%" fo:font-size="12pt" fo:font-weight="bold" style:font-size-asian="12pt" style:font-weight-asian="bold" style:font-size-complex="12pt"/>
    </style:style>
    <style:style style:name="P16" style:family="paragraph" style:parent-style-name="Standard">
      <style:paragraph-properties fo:margin-left="0.7cm" fo:margin-right="0cm" fo:text-align="start" style:justify-single-word="false" fo:orphans="2" fo:widows="2" fo:text-indent="0cm" style:auto-text-indent="false" fo:break-before="auto" fo:break-after="auto"/>
      <style:text-properties fo:color="#000000" loext:opacity="100%" fo:font-size="12pt" fo:font-weight="bold" style:font-size-asian="12pt" style:font-weight-asian="bold" style:font-size-complex="12pt"/>
    </style:style>
    <style:style style:name="P17" style:family="paragraph" style:parent-style-name="Standard">
      <style:paragraph-properties fo:margin-left="0.7cm" fo:margin-right="0cm" fo:text-align="start" style:justify-single-word="false" fo:orphans="2" fo:widows="2" fo:text-indent="0cm" style:auto-text-indent="false">
        <style:tab-stops>
          <style:tab-stop style:position="1.27cm"/>
        </style:tab-stops>
      </style:paragraph-properties>
      <style:text-properties fo:color="#000000" loext:opacity="100%" fo:font-size="12pt" fo:font-weight="bold" style:font-size-asian="12pt" style:font-weight-asian="bold" style:font-size-complex="12pt"/>
    </style:style>
    <style:style style:name="P18" style:family="paragraph" style:parent-style-name="Standard">
      <style:text-properties fo:color="#000000" loext:opacity="100%" fo:font-size="12pt" fo:font-weight="bold" style:font-size-asian="12pt" style:font-weight-asian="bold" style:font-size-complex="12pt"/>
    </style:style>
    <style:style style:name="P19" style:family="paragraph" style:parent-style-name="Standard">
      <style:paragraph-properties fo:margin-top="0cm" fo:margin-bottom="0cm" style:contextual-spacing="false" fo:line-height="100%">
        <style:tab-stops>
          <style:tab-stop style:position="0cm"/>
        </style:tab-stops>
      </style:paragraph-properties>
      <style:text-properties fo:color="#000000" loext:opacity="100%" fo:font-size="12pt" fo:font-weight="bold" style:font-size-asian="12pt" style:font-weight-asian="bold" style:font-size-complex="12pt"/>
    </style:style>
    <style:style style:name="P20" style:family="paragraph" style:parent-style-name="Standard">
      <style:paragraph-properties fo:break-before="auto" fo:break-after="auto"/>
      <style:text-properties fo:color="#000000" loext:opacity="100%" fo:font-size="12pt" fo:font-weight="bold" style:font-size-asian="12pt" style:font-weight-asian="bold" style:font-size-complex="12pt"/>
    </style:style>
    <style:style style:name="P21" style:family="paragraph" style:parent-style-name="Standard">
      <style:paragraph-properties fo:break-before="auto" fo:break-after="auto">
        <style:tab-stops>
          <style:tab-stop style:position="1.27cm"/>
        </style:tab-stops>
      </style:paragraph-properties>
      <style:text-properties fo:color="#000000" loext:opacity="100%" fo:font-size="12pt" fo:font-weight="normal" style:font-size-asian="12pt" style:font-weight-asian="normal" style:font-size-complex="12pt"/>
    </style:style>
    <style:style style:name="P22" style:family="paragraph" style:parent-style-name="Standard">
      <style:paragraph-properties>
        <style:tab-stops>
          <style:tab-stop style:position="1.27cm"/>
        </style:tab-stops>
      </style:paragraph-properties>
      <style:text-properties fo:color="#000000" loext:opacity="100%" fo:font-size="12pt" fo:font-weight="normal" style:font-size-asian="12pt" style:font-weight-asian="normal" style:font-size-complex="12pt"/>
    </style:style>
    <style:style style:name="P23" style:family="paragraph" style:parent-style-name="Standard">
      <style:paragraph-properties fo:break-before="auto" fo:break-after="auto">
        <style:tab-stops>
          <style:tab-stop style:position="7.62cm"/>
        </style:tab-stops>
      </style:paragraph-properties>
      <style:text-properties fo:color="#000000" loext:opacity="100%" fo:font-size="12pt" fo:font-weight="normal" style:font-size-asian="12pt" style:font-weight-asian="normal" style:font-size-complex="12pt"/>
    </style:style>
    <style:style style:name="P24" style:family="paragraph" style:parent-style-name="Standard">
      <style:text-properties fo:color="#000000" loext:opacity="100%" fo:font-size="12pt" fo:font-weight="normal" style:font-size-asian="12pt" style:font-weight-asian="normal" style:font-size-complex="12pt"/>
    </style:style>
    <style:style style:name="P25" style:family="paragraph" style:parent-style-name="Standard">
      <style:paragraph-properties fo:break-before="auto" fo:break-after="auto"/>
      <style:text-properties fo:color="#000000" loext:opacity="100%" fo:font-size="16pt" fo:font-weight="bold" style:font-size-asian="16pt" style:font-weight-asian="bold" style:font-size-complex="16pt"/>
    </style:style>
    <style:style style:name="P26" style:family="paragraph" style:parent-style-name="Standard">
      <style:paragraph-properties fo:break-before="auto" fo:break-after="auto">
        <style:tab-stops>
          <style:tab-stop style:position="1.27cm"/>
        </style:tab-stops>
      </style:paragraph-properties>
      <style:text-properties fo:color="#000000" loext:opacity="100%" fo:font-size="16pt" fo:font-weight="bold" style:font-size-asian="16pt" style:font-weight-asian="bold" style:font-size-complex="16pt"/>
    </style:style>
    <style:style style:name="P27" style:family="paragraph" style:parent-style-name="Standard">
      <style:paragraph-properties fo:margin-left="1.251cm" fo:margin-right="0cm" fo:text-indent="0cm" style:auto-text-indent="false" fo:break-before="auto" fo:break-after="auto"/>
      <style:text-properties fo:color="#000000" loext:opacity="100%"/>
    </style:style>
    <style:style style:name="P28" style:family="paragraph" style:parent-style-name="Standard">
      <style:paragraph-properties fo:margin-left="0cm" fo:margin-right="0cm" fo:text-indent="0cm" style:auto-text-indent="false"/>
      <style:text-properties fo:color="#000000" loext:opacity="100%"/>
    </style:style>
    <style:style style:name="P29" style:family="paragraph" style:parent-style-name="Standard">
      <style:paragraph-properties fo:break-before="auto" fo:break-after="auto"/>
      <style:text-properties style:font-name="Lucida Sans" fo:font-size="10pt" style:font-name-asian="Lucida Sans1" style:font-size-asian="10pt" style:font-name-complex="Lucida Sans1" style:font-size-complex="10pt"/>
    </style:style>
    <style:style style:name="P30" style:family="paragraph" style:parent-style-name="Standard">
      <style:paragraph-properties fo:margin-left="0cm" fo:margin-right="0cm" fo:text-indent="0.7cm" style:auto-text-indent="false" fo:break-before="auto" fo:break-after="auto"/>
      <style:text-properties style:font-name="Lucida Sans" fo:font-size="10pt" style:font-name-asian="Lucida Sans1" style:font-size-asian="10pt" style:font-name-complex="Lucida Sans1" style:font-size-complex="10pt"/>
    </style:style>
    <style:style style:name="P31" style:family="paragraph" style:parent-style-name="Standard">
      <style:paragraph-properties fo:margin-left="1.251cm" fo:margin-right="0cm" fo:text-indent="0cm" style:auto-text-indent="false" fo:break-before="auto" fo:break-after="auto"/>
      <style:text-properties style:font-name="Lucida Sans" fo:font-size="10pt" style:font-name-asian="Lucida Sans1" style:font-size-asian="10pt" style:font-name-complex="Lucida Sans1" style:font-size-complex="10pt"/>
    </style:style>
    <style:style style:name="P32" style:family="paragraph" style:parent-style-name="Standard">
      <style:paragraph-properties fo:margin-left="0cm" fo:margin-right="0cm" fo:text-indent="0.7cm" style:auto-text-indent="false" fo:break-before="auto" fo:break-after="auto"/>
      <style:text-properties style:font-name="Lucida Sans" fo:font-size="10pt" officeooo:paragraph-rsid="001fcbc2" style:font-name-asian="Lucida Sans1" style:font-size-asian="10pt" style:font-name-complex="Lucida Sans1" style:font-size-complex="10pt"/>
    </style:style>
    <style:style style:name="P33" style:family="paragraph" style:parent-style-name="Standard">
      <style:paragraph-properties fo:margin-left="0cm" fo:margin-right="0cm" fo:text-indent="0.7cm" style:auto-text-indent="false"/>
      <style:text-properties style:font-name="Lucida Sans" fo:font-size="10pt" officeooo:paragraph-rsid="001fcbc2" style:font-name-asian="Lucida Sans1" style:font-size-asian="10pt" style:font-name-complex="Lucida Sans1" style:font-size-complex="10pt"/>
    </style:style>
    <style:style style:name="P34" style:family="paragraph" style:parent-style-name="Standard">
      <style:paragraph-properties fo:margin-left="0cm" fo:margin-right="0cm" fo:text-indent="0cm" style:auto-text-indent="false"/>
      <style:text-properties style:font-name="Lucida Sans" fo:font-size="10pt" style:font-name-asian="Lucida Sans1" style:font-size-asian="10pt" style:font-name-complex="Lucida Sans1" style:font-size-complex="10pt"/>
    </style:style>
    <style:style style:name="P35" style:family="paragraph" style:parent-style-name="Table_20_Contents">
      <style:text-properties style:font-name="Lucida Sans" fo:font-size="10pt" style:font-name-asian="Lucida Sans1" style:font-size-asian="10pt" style:font-name-complex="Lucida Sans1" style:font-size-complex="10pt"/>
    </style:style>
    <style:style style:name="P36" style:family="paragraph" style:parent-style-name="Standard">
      <style:paragraph-properties fo:break-before="auto" fo:break-after="auto"/>
      <style:text-properties fo:font-weight="bold" style:font-weight-asian="bold"/>
    </style:style>
    <style:style style:name="P37" style:family="paragraph" style:parent-style-name="Standard">
      <style:paragraph-properties fo:margin-left="1.397cm" fo:margin-right="0cm" fo:text-indent="0cm" style:auto-text-indent="false" fo:break-before="auto" fo:break-after="auto"/>
      <style:text-properties fo:font-weight="bold" style:font-weight-asian="bold"/>
    </style:style>
    <style:style style:name="P38" style:family="paragraph" style:parent-style-name="Standard">
      <style:paragraph-properties fo:margin-left="1.296cm" fo:margin-right="0cm" fo:text-align="start" style:justify-single-word="false" fo:orphans="2" fo:widows="2" fo:text-indent="0cm" style:auto-text-indent="false" fo:break-before="auto" fo:break-after="auto"/>
      <style:text-properties fo:font-weight="bold" style:font-weight-asian="bold"/>
    </style:style>
    <style:style style:name="P39" style:family="paragraph" style:parent-style-name="Standard">
      <style:paragraph-properties fo:margin-left="1.296cm" fo:margin-right="0cm" fo:text-align="start" style:justify-single-word="false" fo:orphans="2" fo:widows="2" fo:text-indent="0cm" style:auto-text-indent="false"/>
      <style:text-properties fo:font-weight="bold" style:font-weight-asian="bold"/>
    </style:style>
    <style:style style:name="P40"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style>
    <style:style style:name="P41" style:family="paragraph" style:parent-style-name="Standard">
      <style:paragraph-properties fo:margin-left="0cm" fo:margin-right="0cm" fo:text-indent="0cm" style:auto-text-indent="false"/>
      <style:text-properties fo:font-weight="bold" style:font-weight-asian="bold"/>
    </style:style>
    <style:style style:name="P42" style:family="paragraph" style:parent-style-name="Standard">
      <style:paragraph-properties fo:margin-left="0.635cm" fo:margin-right="0cm" fo:text-indent="0cm" style:auto-text-indent="false"/>
      <style:text-properties fo:font-weight="bold" style:font-weight-asian="bold"/>
    </style:style>
    <style:style style:name="P43" style:family="paragraph" style:parent-style-name="Standard">
      <style:paragraph-properties fo:break-before="auto" fo:break-after="auto"/>
      <style:text-properties fo:font-weight="normal" style:font-weight-asian="normal"/>
    </style:style>
    <style:style style:name="P44" style:family="paragraph" style:parent-style-name="Standard">
      <style:paragraph-properties fo:margin-left="0cm" fo:margin-right="0cm" fo:text-indent="0.7cm" style:auto-text-indent="false" fo:break-before="auto" fo:break-after="auto"/>
    </style:style>
    <style:style style:name="P45" style:family="paragraph" style:parent-style-name="Standard">
      <style:paragraph-properties fo:margin-left="1.397cm" fo:margin-right="0cm" fo:text-indent="0cm" style:auto-text-indent="false" fo:break-before="auto" fo:break-after="auto"/>
    </style:style>
    <style:style style:name="P46" style:family="paragraph" style:parent-style-name="Standard">
      <style:paragraph-properties fo:break-before="auto" fo:break-after="auto"/>
      <style:text-properties fo:font-size="11pt" style:font-size-asian="11pt" style:font-size-complex="11pt"/>
    </style:style>
    <style:style style:name="P47" style:family="paragraph" style:parent-style-name="Standard">
      <style:text-properties fo:font-size="11pt" officeooo:paragraph-rsid="001481ee" style:font-size-asian="11pt" style:font-size-complex="11pt"/>
    </style:style>
    <style:style style:name="P48" style:family="paragraph" style:parent-style-name="Standard">
      <style:text-properties fo:font-size="11pt" officeooo:paragraph-rsid="001481ee"/>
    </style:style>
    <style:style style:name="P49" style:family="paragraph" style:parent-style-name="Table_20_Contents">
      <style:text-properties fo:font-size="12pt" officeooo:rsid="000b0305" officeooo:paragraph-rsid="000b0305" style:font-size-asian="12pt" style:font-size-complex="12pt"/>
    </style:style>
    <style:style style:name="P50" style:family="paragraph" style:parent-style-name="Table_20_Contents">
      <style:text-properties fo:font-size="12pt" officeooo:rsid="000b0305" officeooo:paragraph-rsid="000be4e6" style:font-size-asian="12pt" style:font-size-complex="12pt"/>
    </style:style>
    <style:style style:name="P51" style:family="paragraph" style:parent-style-name="Table_20_Contents">
      <style:text-properties fo:font-size="12pt" officeooo:rsid="000bef88" officeooo:paragraph-rsid="000bef88" style:font-size-asian="12pt" style:font-size-complex="12pt"/>
    </style:style>
    <style:style style:name="P52" style:family="paragraph" style:parent-style-name="Table_20_Contents">
      <style:text-properties fo:font-size="12pt" officeooo:rsid="000d2da6" officeooo:paragraph-rsid="000d2da6" style:font-size-asian="12pt" style:font-size-complex="12pt"/>
    </style:style>
    <style:style style:name="P53" style:family="paragraph" style:parent-style-name="Table_20_Contents">
      <style:text-properties fo:font-size="12pt" officeooo:rsid="000d549f" officeooo:paragraph-rsid="000d549f" style:font-size-asian="12pt" style:font-size-complex="12pt"/>
    </style:style>
    <style:style style:name="P54" style:family="paragraph" style:parent-style-name="Table_20_Contents">
      <style:text-properties fo:font-size="12pt" officeooo:rsid="000ddd10" officeooo:paragraph-rsid="000ddd10" style:font-size-asian="12pt" style:font-size-complex="12pt"/>
    </style:style>
    <style:style style:name="P55" style:family="paragraph" style:parent-style-name="Table_20_Contents">
      <style:text-properties fo:font-size="12pt" officeooo:rsid="00177bcd" officeooo:paragraph-rsid="00177bcd"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officeooo:rsid="001812a1" officeooo:paragraph-rsid="001812a1" style:font-size-asian="12pt" style:font-size-complex="12pt"/>
    </style:style>
    <style:style style:name="P58" style:family="paragraph" style:parent-style-name="Table_20_Contents">
      <style:text-properties fo:font-size="12pt" officeooo:paragraph-rsid="000be4e6"/>
    </style:style>
    <style:style style:name="P59" style:family="paragraph" style:parent-style-name="Table_20_Contents">
      <style:text-properties fo:font-size="12pt" officeooo:rsid="000bef88" officeooo:paragraph-rsid="000bef88"/>
    </style:style>
    <style:style style:name="P60" style:family="paragraph" style:parent-style-name="Table_20_Contents">
      <style:paragraph-properties fo:text-align="start" style:justify-single-word="false"/>
      <style:text-properties officeooo:rsid="00114e6a" officeooo:paragraph-rsid="00114e6a"/>
    </style:style>
    <style:style style:name="P61" style:family="paragraph" style:parent-style-name="Table_20_Contents">
      <style:paragraph-properties fo:text-align="start" style:justify-single-word="false"/>
      <style:text-properties officeooo:rsid="00114e6a" officeooo:paragraph-rsid="001c7deb"/>
    </style:style>
    <style:style style:name="P62" style:family="paragraph" style:parent-style-name="Table_20_Contents">
      <style:paragraph-properties fo:text-align="start" style:justify-single-word="false"/>
      <style:text-properties officeooo:rsid="0011face" officeooo:paragraph-rsid="0011face"/>
    </style:style>
    <style:style style:name="P63" style:family="paragraph" style:parent-style-name="Text_20_body">
      <style:paragraph-properties fo:text-align="start" style:justify-single-word="false"/>
      <style:text-properties officeooo:rsid="0011face" officeooo:paragraph-rsid="0011face"/>
    </style:style>
    <style:style style:name="P64" style:family="paragraph" style:parent-style-name="Table_20_Contents">
      <style:text-properties officeooo:rsid="0015b494" officeooo:paragraph-rsid="0015b494"/>
    </style:style>
    <style:style style:name="P65" style:family="paragraph" style:parent-style-name="Table_20_Contents">
      <style:text-properties officeooo:rsid="00177bcd" officeooo:paragraph-rsid="00177bcd"/>
    </style:style>
    <style:style style:name="P6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style:font-name="Arial" fo:font-size="10pt" style:font-name-asian="Arial1" style:font-size-asian="10pt" style:font-name-complex="Arial1" style:font-size-complex="10pt"/>
    </style:style>
    <style:style style:name="P68" style:family="paragraph" style:parent-style-name="Table_20_Contents">
      <style:paragraph-properties fo:text-align="start" style:justify-single-word="false"/>
      <style:text-properties officeooo:rsid="001ea3a2" officeooo:paragraph-rsid="001ea3a2"/>
    </style:style>
    <style:style style:name="P69" style:family="paragraph" style:parent-style-name="Table_20_Contents">
      <style:paragraph-properties fo:text-align="start" style:justify-single-word="false"/>
      <style:text-properties officeooo:rsid="001f0eca" officeooo:paragraph-rsid="001f0eca"/>
    </style:style>
    <style:style style:name="P70" style:family="paragraph" style:parent-style-name="Table_20_Contents">
      <style:text-properties officeooo:rsid="001f0eca" officeooo:paragraph-rsid="001f0eca"/>
    </style:style>
    <style:style style:name="P71" style:family="paragraph" style:parent-style-name="Table_20_Contents">
      <style:paragraph-properties fo:margin-left="0cm" fo:margin-right="0cm" fo:orphans="2" fo:widows="2" fo:text-indent="0cm" style:auto-text-indent="false"/>
    </style:style>
    <style:style style:name="P72" style:family="paragraph" style:parent-style-name="Table_20_Contents">
      <style:paragraph-properties fo:margin-left="0cm" fo:margin-right="0cm" fo:orphans="2" fo:widows="2" fo:text-indent="0cm" style:auto-text-indent="false"/>
      <style:text-properties officeooo:rsid="001fcbc2" officeooo:paragraph-rsid="001fcbc2"/>
    </style:style>
    <style:style style:name="P73" style:family="paragraph" style:parent-style-name="Table_20_Contents">
      <style:text-properties officeooo:paragraph-rsid="00202994"/>
    </style:style>
    <style:style style:name="P74" style:family="paragraph" style:parent-style-name="Table_20_Contents">
      <style:text-properties officeooo:rsid="0020cf72" officeooo:paragraph-rsid="0020cf72"/>
    </style:style>
    <style:style style:name="P75" style:family="paragraph" style:parent-style-name="Text_20_body">
      <style:paragraph-properties fo:text-align="start" style:justify-single-word="false"/>
      <style:text-properties officeooo:rsid="001e41af" officeooo:paragraph-rsid="001e41af"/>
    </style:style>
    <style:style style:name="P76" style:family="paragraph" style:parent-style-name="Heading_20_1" style:list-style-name="WWNum3">
      <style:paragraph-properties fo:margin-left="0cm" fo:margin-right="0cm" fo:margin-top="0.423cm" fo:margin-bottom="0.212cm" style:contextual-spacing="false" fo:line-height="100%" fo:text-indent="0cm" style:auto-text-indent="false">
        <style:tab-stops>
          <style:tab-stop style:position="0cm"/>
        </style:tab-stops>
      </style:paragraph-properties>
      <style:text-properties fo:color="#000000" loext:opacity="100%" fo:font-size="16pt" fo:font-weight="bold" style:font-size-asian="16pt" style:font-weight-asian="bold" style:font-size-complex="16pt"/>
    </style:style>
    <style:style style:name="P77"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9"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481ee" officeooo:paragraph-rsid="001481ee" style:font-name-asian="Arial1" style:font-size-asian="11pt" style:font-style-asian="normal" style:font-weight-asian="normal" style:font-name-complex="Arial1" style:font-size-complex="11pt"/>
    </style:style>
    <style:style style:name="P80" style:family="paragraph" style:parent-style-name="Standard" style:list-style-name="WWNum1">
      <style:paragraph-properties fo:margin-left="0.635cm" fo:margin-right="0cm" fo:text-indent="-0.635cm" style:auto-text-indent="false" fo:break-before="auto" fo:break-after="auto"/>
    </style:style>
    <style:style style:name="P81" style:family="paragraph" style:parent-style-name="Standard" style:list-style-name="WWNum1">
      <style:paragraph-properties fo:margin-left="0.635cm" fo:margin-right="0cm" fo:text-indent="-0.635cm" style:auto-text-indent="false" fo:break-before="auto" fo:break-after="auto"/>
      <style:text-properties fo:color="#000000" loext:opacity="100%" fo:font-size="12pt" fo:font-weight="bold" style:font-size-asian="12pt" style:font-weight-asian="bold" style:font-size-complex="12pt"/>
    </style:style>
    <style:style style:name="P82" style:family="paragraph" style:parent-style-name="Standard" style:list-style-name="WWNum1">
      <style:paragraph-properties fo:margin-left="0.635cm" fo:margin-right="0cm" fo:text-indent="-0.635cm" style:auto-text-indent="false" fo:break-before="auto" fo:break-after="auto"/>
      <style:text-properties fo:font-weight="bold" style:font-weight-asian="bold"/>
    </style:style>
    <style:style style:name="P83" style:family="paragraph" style:parent-style-name="Standard" style:list-style-name="WWNum1">
      <style:paragraph-properties fo:margin-left="1.397cm" fo:margin-right="0cm" fo:text-indent="-0.762cm" style:auto-text-indent="false" fo:break-before="auto" fo:break-after="auto"/>
      <style:text-properties fo:font-weight="bold" style:font-weight-asian="bold"/>
    </style:style>
    <style:style style:name="P84" style:family="paragraph" style:parent-style-name="Standard" style:list-style-name="WWNum2">
      <style:paragraph-properties fo:margin-left="1.27cm" fo:margin-right="0cm" fo:margin-top="0cm" fo:margin-bottom="0.212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85" style:family="paragraph" style:parent-style-name="Standard">
      <style:paragraph-properties fo:break-before="auto" fo:break-after="auto"/>
      <style:text-properties officeooo:paragraph-rsid="0026872e"/>
    </style:style>
    <style:style style:name="P86" style:family="paragraph" style:parent-style-name="Standard">
      <style:text-properties officeooo:paragraph-rsid="0026872e"/>
    </style:style>
    <style:style style:name="P87" style:family="paragraph" style:parent-style-name="Standard">
      <style:paragraph-properties fo:break-before="auto" fo:break-after="auto"/>
      <style:text-properties fo:font-weight="normal" officeooo:paragraph-rsid="0026872e" style:font-weight-asian="normal"/>
    </style:style>
    <style:style style:name="P88" style:family="paragraph" style:parent-style-name="Standard">
      <style:text-properties fo:font-weight="normal" officeooo:paragraph-rsid="0026872e" style:font-weight-asian="normal"/>
    </style:style>
    <style:style style:name="P89" style:family="paragraph" style:parent-style-name="Table_20_Contents">
      <style:paragraph-properties fo:margin-left="0cm" fo:margin-right="0cm" fo:orphans="2" fo:widows="2" fo:text-indent="0cm" style:auto-text-indent="false"/>
      <style:text-properties fo:font-variant="normal" fo:text-transform="none" fo:color="#0d0d0d" loext:opacity="100%" style:font-name="S hne" fo:font-size="12pt" fo:letter-spacing="normal" fo:font-style="normal" fo:font-weight="normal"/>
    </style:style>
    <style:style style:name="P90" style:family="paragraph" style:parent-style-name="Table_20_Contents">
      <style:paragraph-properties fo:margin-left="0cm" fo:margin-right="0cm" fo:orphans="2" fo:widows="2" fo:text-indent="0cm" style:auto-text-indent="false"/>
      <style:text-properties fo:font-variant="normal" fo:text-transform="none" fo:color="#0d0d0d" loext:opacity="100%" style:font-name="S hne" fo:font-size="12pt" fo:letter-spacing="normal" fo:font-style="normal" fo:font-weight="normal" officeooo:rsid="001fcbc2" officeooo:paragraph-rsid="001fcbc2"/>
    </style:style>
    <style:style style:name="P91" style:family="paragraph" style:parent-style-name="Table_20_Contents">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92" style:family="paragraph" style:parent-style-name="Text_20_body">
      <style:paragraph-properties fo:text-align="start" style:justify-single-word="false"/>
      <style:text-properties officeooo:rsid="001e41af" officeooo:paragraph-rsid="001e41af"/>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loext:opacity="100%" style:text-line-through-style="none" style:text-line-through-type="none" style:font-name="Times New Roman2"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Times New Roman2" fo:font-style="normal" style:text-underline-style="none" fo:font-weight="normal" officeooo:rsid="000b0305"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Times New Roman2" fo:font-style="normal" style:text-underline-style="none" fo:font-weight="normal" officeooo:rsid="000be4e6" style:text-blinking="false" fo:background-color="transparent" loext:char-shading-value="0" style:font-size-asian="12pt" style:font-size-complex="12pt"/>
    </style:style>
    <style:style style:name="T7" style:family="text">
      <style:text-properties fo:font-variant="normal" fo:text-transform="none" fo:color="#0d0d0d" loext:opacity="100%" style:font-name="S hne" fo:font-size="12pt" fo:letter-spacing="normal" fo:font-style="normal" fo:font-weight="normal"/>
    </style:style>
    <style:style style:name="T8" style:family="text">
      <style:text-properties fo:font-variant="normal" fo:text-transform="none" fo:color="#0d0d0d" loext:opacity="100%" style:font-name="S hne" fo:font-size="12pt" fo:letter-spacing="normal" fo:font-style="normal" fo:font-weight="normal" officeooo:rsid="0015b494"/>
    </style:style>
    <style:style style:name="T9" style:family="text">
      <style:text-properties fo:font-variant="normal" fo:text-transform="none" fo:color="#0d0d0d" loext:opacity="100%" style:font-name="S hne" fo:font-size="12pt" fo:letter-spacing="normal" fo:font-style="normal" fo:font-weight="normal" officeooo:rsid="001fcbc2"/>
    </style:style>
    <style:style style:name="T10" style:family="text">
      <style:text-properties fo:font-variant="normal" fo:text-transform="none" fo:color="#0d0d0d" loext:opacity="100%" style:font-name="S hne" fo:font-size="12pt" fo:letter-spacing="normal" fo:font-style="normal" fo:font-weight="normal" officeooo:rsid="00202994"/>
    </style:style>
    <style:style style:name="T11" style:family="text">
      <style:text-properties fo:color="#000000" loext:opacity="100%" fo:font-size="12pt" fo:font-weight="bold" style:font-size-asian="12pt" style:font-weight-asian="bold" style:font-size-complex="12pt"/>
    </style:style>
    <style:style style:name="T12" style:family="text">
      <style:text-properties fo:color="#000000" loext:opacity="100%" fo:font-size="12pt" fo:font-weight="normal" style:font-size-asian="12pt" style:font-weight-asian="normal" style:font-size-complex="12pt"/>
    </style:style>
    <style:style style:name="T13" style:family="text">
      <style:text-properties fo:color="#000000" loext:opacity="100%" fo:font-size="12pt" style:font-size-asian="12pt" style:font-size-complex="12pt"/>
    </style:style>
    <style:style style:name="T14" style:family="text">
      <style:text-properties fo:font-weight="bold" style:font-weight-asian="bold"/>
    </style:style>
    <style:style style:name="T15" style:family="text">
      <style:text-properties style:font-name="Arial" fo:font-size="10pt" style:font-name-asian="Arial1" style:font-size-asian="10pt" style:font-name-complex="Arial1" style:font-size-complex="10pt"/>
    </style:style>
    <style:style style:name="T16" style:family="text">
      <style:text-properties style:font-name="Lucida Sans" fo:font-size="10pt" style:font-name-asian="Lucida Sans1" style:font-size-asian="10pt" style:font-name-complex="Lucida Sans1" style:font-size-complex="10pt"/>
    </style:style>
    <style:style style:name="T17" style:family="text">
      <style:text-properties style:font-name="Courier" fo:font-size="10pt" style:font-name-asian="Courier1" style:font-size-asian="10pt" style:font-name-complex="Courier1" style:font-size-complex="10pt"/>
    </style:style>
    <style:style style:name="T18" style:family="text">
      <style:text-properties fo:font-style="italic" fo:font-weight="bold" style:font-style-asian="italic" style:font-weight-asian="bold"/>
    </style:style>
    <style:style style:name="T19" style:family="text">
      <style:text-properties fo:font-style="italic" style:font-style-asian="italic" style:font-style-complex="italic"/>
    </style:style>
    <style:style style:name="T20" style:family="text">
      <style:text-properties officeooo:rsid="000b0305" style:font-size-asian="12pt" style:font-size-complex="12pt"/>
    </style:style>
    <style:style style:name="T21" style:family="text">
      <style:text-properties officeooo:rsid="000bef88"/>
    </style:style>
    <style:style style:name="T22" style:family="text">
      <style:text-properties officeooo:rsid="000d549f"/>
    </style:style>
    <style:style style:name="T23" style:family="text">
      <style:text-properties officeooo:rsid="000ddd10"/>
    </style:style>
    <style:style style:name="T24" style:family="text">
      <style:text-properties officeooo:rsid="0011face"/>
    </style:style>
    <style:style style:name="T25" style:family="text">
      <style:text-properties officeooo:rsid="001481ee"/>
    </style:style>
    <style:style style:name="T26" style:family="text">
      <style:text-properties style:font-size-asian="11pt" style:font-size-complex="11pt"/>
    </style:style>
    <style:style style:name="T27" style:family="text">
      <style:text-properties officeooo:rsid="0015b494"/>
    </style:style>
    <style:style style:name="T28" style:family="text">
      <style:text-properties fo:background-color="#ffff00" loext:char-shading-value="0"/>
    </style:style>
    <style:style style:name="T29" style:family="text">
      <style:text-properties officeooo:rsid="001c7deb"/>
    </style:style>
    <style:style style:name="T30" style:family="text">
      <style:text-properties officeooo:rsid="001e41af"/>
    </style:style>
    <style:style style:name="T31" style:family="text">
      <style:text-properties officeooo:rsid="001ea3a2"/>
    </style:style>
    <style:style style:name="T32" style:family="text">
      <style:text-properties officeooo:rsid="0026872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able:table table:name="Table1" table:style-name="Table1">
        <table:table-column table:style-name="Table1.A"/>
        <table:table-row table:style-name="Table1.1">
          <table:table-cell table:style-name="Table1.A1" office:value-type="string">
            <text:list xml:id="list2060747199" text:style-name="WWNum3">
              <text:list-item>
                <text:p text:style-name="P76">Objetivos:</text:p>
              </text:list-item>
            </text:list>
          </table:table-cell>
        </table:table-row>
        <table:table-row table:style-name="Table1.1">
          <table:table-cell table:style-name="Table1.A2" office:value-type="string">
            <text:p text:style-name="P15">-Uso del “man”</text:p>
          </table:table-cell>
        </table:table-row>
        <table:table-row table:style-name="Table1.1">
          <table:table-cell table:style-name="Table1.A2" office:value-type="string">
            <text:p text:style-name="P15">-Gestionar los procesos usando comandos del “bash”</text:p>
          </table:table-cell>
        </table:table-row>
        <table:table-row table:style-name="Table1.1">
          <table:table-cell table:style-name="Table1.A2" office:value-type="string">
            <text:p text:style-name="P15">-Controlar el envío de señales a los procesos usando comandos del “bash”</text:p>
          </table:table-cell>
        </table:table-row>
        <table:table-row table:style-name="Table1.1">
          <table:table-cell table:style-name="Table1.A2" office:value-type="string">
            <text:p text:style-name="P18">-Gestionar los procesos usando las llamadas a sistema</text:p>
          </table:table-cell>
        </table:table-row>
        <table:table-row table:style-name="Table1.1">
          <table:table-cell table:style-name="Table1.A2" office:value-type="string">
            <text:p text:style-name="P19">-Controlar el envío de señales a los procesos usando las llamadas a sistema</text:p>
          </table:table-cell>
        </table:table-row>
      </table:table>
      <text:p text:style-name="P12"/>
      <text:p text:style-name="P25">Comandos bash:</text:p>
      <text:p text:style-name="P13"/>
      <text:p text:style-name="P12"><text:span text:style-name="T12">1.- Visualiza las cabeceras </text:span>del comando &lt;<text:span text:style-name="T12">ps -aux&gt; </text:span>.<text:span text:style-name="T12">¿Qué información </text:span>se muestra? Explica el significado de cada columna.(utiliza man ps)</text:p>
      <text:p text:style-name="P12">ps -aux</text:p>
      <text:p text:style-name="P46">USER <text:s/><text:span text:style-name="T28">PID</text:span> %CPU %MEM <text:s text:c="3"/>VSZ <text:s text:c="2"/>RSS <text:span text:style-name="T28">TTY </text:span><text:s text:c="5"/>STAT START <text:s/><text:span text:style-name="T28"><text:s/>TIME COMMAND</text:span></text:p>
      <text:p text:style-name="P46">root <text:s text:c="8"/>1 <text:s/>0.2 <text:s/>0.0 <text:s/>33888 <text:s/>3164 ? <text:s text:c="7"/>Ss <text:s text:c="2"/>08:07 <text:s text:c="2"/>0:00 /sbin/init</text:p>
      <text:p text:style-name="P46">kepa <text:s text:c="6"/>10872 <text:s/>0.2 <text:s/>0.0 <text:s/>19788 <text:s/>5228 pts/0 <text:s text:c="3"/>Ss <text:s text:c="2"/>11:41 <text:s text:c="2"/>0:00 bash</text:p>
      <text:p text:style-name="P46">kepa <text:s text:c="6"/>10883 <text:s/>0.0 <text:s/>0.0 <text:s/>21664 <text:s/>3784 pts/0 <text:s text:c="3"/>R+ <text:s text:c="2"/>11:41 <text:s text:c="2"/>0:00 ps -aux</text:p>
      <text:p text:style-name="P12"/>
      <table:table table:name="Tabla6" table:style-name="Tabla6">
        <table:table-column table:style-name="Tabla6.A"/>
        <table:table-row>
          <table:table-cell table:style-name="Tabla6.A1" office:value-type="string">
            <text:p text:style-name="P47">USER <text:s text:c="2"/><text:span text:style-name="T25">usuario que ha iniciado el proceso</text:span></text:p>
            <text:p text:style-name="P47"/>
            <text:p text:style-name="P47">PID <text:s text:c="4"/><text:span text:style-name="T25">identificador del proceso</text:span></text:p>
            <text:p text:style-name="P47"/>
            <text:p text:style-name="P48"><text:span text:style-name="T26">%CPU </text:span><text:span text:style-name="T7">porcentaje de tiempo de CPU que está siendo utilizado por el proceso en el momento en que se tomó la muestra</text:span></text:p>
            <text:p text:style-name="P6"/>
            <text:p text:style-name="P48"><text:span text:style-name="T26">%MEM <text:s/></text:span><text:span text:style-name="T7">indica el porcentaje de la memoria física del sistema que está siendo utilizada por un proceso específico. </text:span></text:p>
            <text:p text:style-name="P6"/>
            <text:p text:style-name="P48"><text:span text:style-name="T26">VSZ <text:s text:c="3"/></text:span><text:span text:style-name="T7">muestra el tamaño total en kilobytes de la memoria virtual utilizada por el proceso.</text:span></text:p>
            <text:p text:style-name="P6"/>
            <text:p text:style-name="P48"><text:span text:style-name="T26">RSS <text:s text:c="3"/></text:span><text:span text:style-name="T7">cantidad de memoria física en kilobytes que está siendo utilizada por un proceso específico en ese momento.</text:span></text:p>
            <text:p text:style-name="P6"/>
            <text:p text:style-name="P47">TTY <text:s text:c="2"/><text:span text:style-name="T27">terminal asociado al proceso</text:span></text:p>
            <text:p text:style-name="P47"/>
            <text:p text:style-name="P47">STAT <text:span text:style-name="T27">estado del proceso</text:span></text:p>
            <text:p text:style-name="P47"><text:s/></text:p>
            <text:p text:style-name="P48"><text:span text:style-name="T26">START <text:s text:c="3"/></text:span><text:span text:style-name="T7">hora y la fecha en que se inició cada proces</text:span><text:span text:style-name="T8">o</text:span></text:p>
            <text:p text:style-name="P47"/>
            <text:p text:style-name="P47">TIME <text:s text:c="5"/><text:span text:style-name="T27">tiempo acumulado de uso de UCP</text:span> </text:p>
            <text:p text:style-name="P47"/>
            <text:p text:style-name="P47">COMMAND <text:s text:c="2"/><text:span text:style-name="T27">nombre del comando</text:span></text:p>
          </table:table-cell>
        </table:table-row>
      </table:table>
      <text:p text:style-name="Standard"/>
      <text:p text:style-name="P12"><text:span text:style-name="T13">2.-Crea un programa en c con un bucle infinito. </text:span><text:span text:style-name="T12">Al ejecutarlo, el </text:span>intérprete<text:span text:style-name="T12"> de </text:span>comandos queda<text:span text:style-name="T12"> bloqueado a la espera. Abre otra <text:s/>terminal y acaba dicho proceso usando el comando “kill”.</text:span></text:p>
      <table:table table:name="Tabla5" table:style-name="Tabla5">
        <table:table-column table:style-name="Tabla5.A"/>
        <text:soft-page-break/>
        <table:table-row>
          <table:table-cell table:style-name="Tabla5.A1" office:value-type="string">
            <text:p text:style-name="P64">Gedit infinito.c:</text:p>
            <text:p text:style-name="P64">#include &lt;stdio.h&gt;</text:p>
            <text:p text:style-name="P64"/>
            <text:p text:style-name="P64">int main() {</text:p>
            <text:p text:style-name="P64"><text:s text:c="4"/>while (1) {</text:p>
            <text:p text:style-name="P64"><text:s text:c="8"/>printf("Este es un bucle infinito.\n");</text:p>
            <text:p text:style-name="P64"><text:s text:c="4"/>}</text:p>
            <text:p text:style-name="P64"/>
            <text:p text:style-name="P64"><text:s text:c="4"/>return 0;</text:p>
            <text:p text:style-name="P64">}</text:p>
            <text:p text:style-name="P64"/>
            <text:p text:style-name="P64">gcc -o infinito infinito.c</text:p>
            <text:p text:style-name="P64">./infinito</text:p>
            <text:p text:style-name="P65">kill -9 6294 (donde 6294 es el PID de infinito)</text:p>
          </table:table-cell>
        </table:table-row>
      </table:table>
      <text:p text:style-name="P24"/>
      <text:p text:style-name="P21">3.-Muestra únicamente los procesos enviados por el usuario “lsi”.</text:p>
      <table:table table:name="Tabla4" table:style-name="Tabla4">
        <table:table-column table:style-name="Tabla4.A"/>
        <table:table-row>
          <table:table-cell table:style-name="Tabla4.A1" office:value-type="string">
            <text:p text:style-name="P55">Ps -u jon</text:p>
          </table:table-cell>
        </table:table-row>
      </table:table>
      <text:p text:style-name="P22"/>
      <text:p text:style-name="P21">4.-Realiza el ejercicio 3 pero esta vez usando el comando “tee”, para reenviar la salida simultáneamente a la pantalla y al fichero “salida.txt”.</text:p>
      <table:table table:name="Tabla3" table:style-name="Tabla3">
        <table:table-column table:style-name="Tabla3.A"/>
        <table:table-row>
          <table:table-cell table:style-name="Tabla3.A1" office:value-type="string">
            <text:p text:style-name="P55">ps -u jon | tee salida.tx</text:p>
          </table:table-cell>
        </table:table-row>
      </table:table>
      <text:p text:style-name="P22"/>
      <text:p text:style-name="P21">5.-Ejecuta el programa con bucle infinito, dándole una prioridad menor (cualquier valor entre 1 y 19). Desde otra terminal envíale una señal SIGKILL al proceso.</text:p>
      <table:table table:name="Tabla2" table:style-name="Tabla2">
        <table:table-column table:style-name="Tabla2.A"/>
        <table:table-row>
          <table:table-cell table:style-name="Tabla2.A1" office:value-type="string">
            <text:p text:style-name="P56">nice -n 19 ./infinito</text:p>
            <text:p text:style-name="P57">kill -9 6770 (6770 es el PID del proceso)</text:p>
          </table:table-cell>
        </table:table-row>
      </table:table>
      <text:p text:style-name="P22"/>
      <text:p text:style-name="P23">6.-Realizar un script “backup.sh” que haga el backup de la carpeta /home/lsi en /tmp/home_lsi.tar.gz. </text:p>
      <text:p text:style-name="P23">¿Cómo harías para ejecutarlo?</text:p>
      <text:p text:style-name="P23">a) dentro de 5 minutos</text:p>
      <text:p text:style-name="P12"><text:span text:style-name="T13">b)</text:span><text:span text:style-name="T12"> todos los días a las 4 pm</text:span></text:p>
      <text:p text:style-name="P12"><text:span text:style-name="T13">c) </text:span><text:span text:style-name="T12">los 5 primeros días del mes, a las 9 am</text:span></text:p>
      <text:p text:style-name="P21">d) cada hora todos viernes de Agosto</text:p>
      <text:p text:style-name="P21">e) una vez cada mes usando “anacron”</text:p>
      <table:table table:name="Tabla1" table:style-name="Tabla1">
        <table:table-column table:style-name="Tabla1.A"/>
        <table:table-row>
          <table:table-cell table:style-name="Tabla1.A1" office:value-type="string">
            <text:p text:style-name="P49">Gedit backup.sh:</text:p>
            <text:p text:style-name="P49">tar cvzf /tmp/home_jon_prueba_tar_gz <text:s text:c="2"/>/home/jon/prueba</text:p>
            <text:p text:style-name="P49"/>
            <text:p text:style-name="P49"/>
            <text:p text:style-name="P49">chmod u+x backup.sh (para darle permisos de ejecucion, <text:span text:style-name="T21">en la consola, no en el gedit</text:span>)</text:p>
            <text:p text:style-name="P49"/>
            <text:p text:style-name="P50">a) </text:p>
            <text:p text:style-name="P58"><text:bookmark text:name="docs-internal-guid-1b569e92-7fff-84c9-f23b-b9fb07d04859"/><text:span text:style-name="T20">s</text:span><text:span text:style-name="T5">udo systemctl status atd </text:span><text:span text:style-name="T6">(para ver si el demonio esta activado en caso de estar apagado activarlo con: sudo systemctl start atd)</text:span></text:p>
            <text:p text:style-name="P5">at now +5 minutes -f /home/jon/backup.sh</text:p>
            <text:p text:style-name="P5"/>
            <text:p text:style-name="P59"><text:span text:style-name="T6">B</text:span><text:span text:style-name="T4">)</text:span></text:p>
            <text:p text:style-name="P51"><text:soft-page-break/>sudo systemctl status cron (para ver si esta activo)</text:p>
            <text:p text:style-name="P52">crontab -e (para editar el crontab, ahi escribo lo siguiente:)</text:p>
            <text:p text:style-name="P52">0 16 * * * /home/jon/backup.sh (luego lo borro para que no se esté ejecutando todos los dias) </text:p>
            <text:p text:style-name="P52"/>
            <text:p text:style-name="P52">c)</text:p>
            <text:p text:style-name="P52">crontab -e (para editar el crontab, ahi escribo lo siguiente:)</text:p>
            <text:p text:style-name="P52">0 9 1-5 * * <text:s/>/home/jon/backup.sh (luego lo borro para que no se esté ejecutando todos los dias) </text:p>
            <text:p text:style-name="P52"/>
            <text:p text:style-name="P52">d)</text:p>
            <text:p text:style-name="P52">crontab -e (para editar el crontab, ahi escribo lo siguiente:)</text:p>
            <text:p text:style-name="P52"><text:span text:style-name="T22">0</text:span> */<text:span text:style-name="T22">1</text:span> * <text:span text:style-name="T22">8</text:span> <text:span text:style-name="T22">5</text:span> <text:s/>/home/jon/backup.sh (luego lo borro para que no se esté ejecutando todos los dias) </text:p>
            <text:p text:style-name="P52"/>
            <text:p text:style-name="P52"/>
            <text:p text:style-name="P52">e)</text:p>
            <text:p text:style-name="P53">sudo systemctl status anacron <text:span text:style-name="T23">(para ver si esta activo o no pero creo que no importa porque al iniciar la maquina se ejecuta)</text:span></text:p>
            <text:p text:style-name="P54">sudo cp backup.sh <text:span text:style-name="T19">/etc/cron.monthly/</text:span></text:p>
          </table:table-cell>
        </table:table-row>
      </table:table>
      <text:p text:style-name="P22"/>
      <text:p text:style-name="P26">APIs linux: Gestión de Procesos</text:p>
      <text:list xml:id="list18013824" text:style-name="WWNum1">
        <text:list-item>
          <text:p text:style-name="P81">Ejecuta el siguiente programa: </text:p>
        </text:list-item>
      </text:list>
      <text:p text:style-name="P4">#include &lt;stdio.h&gt; </text:p>
      <text:p text:style-name="P4">#include &lt;stdlib.h&gt; </text:p>
      <text:p text:style-name="P4">#include &lt;unistd.h&gt; </text:p>
      <text:p text:style-name="P4">#include &lt;sys/types.h&gt; </text:p>
      <text:p text:style-name="P4">#include &lt;sys/wait.h&gt; </text:p>
      <text:p text:style-name="P4">int main(int argc,char *argv[]){ </text:p>
      <text:p text:style-name="P66"><text:span text:style-name="T3"><text:s/>int rc=0,</text:span><text:span text:style-name="T15">estado</text:span><text:span text:style-name="T3">; </text:span></text:p>
      <text:p text:style-name="P4"><text:s/>if (argc!=1) { </text:p>
      <text:p text:style-name="P4"><text:s text:c="4"/>printf("uso: %s\n",argv[0]); </text:p>
      <text:p text:style-name="P4"><text:s text:c="4"/>rc=1; </text:p>
      <text:p text:style-name="P4"><text:s/>} </text:p>
      <text:p text:style-name="P4"><text:s/>else if (fork()) { </text:p>
      <text:p text:style-name="P66"><text:span text:style-name="T3"><text:s text:c="5"/>wait(&amp;</text:span><text:span text:style-name="T15">estado</text:span><text:span text:style-name="T3">); </text:span></text:p>
      <text:p text:style-name="P4"><text:s text:c="5"/>printf("PADRE: pid=%8d ppid=%8d user-id=%8d <text:s/>\n",getpid(), getppid(), getuid()); </text:p>
      <text:p text:style-name="P66"><text:span text:style-name="T3"><text:s text:c="5"/>printf("EL ESTADO DEVUELTO POR EL HIJO: %d\n", </text:span><text:span text:style-name="T15">estado</text:span><text:span text:style-name="T3">); </text:span></text:p>
      <text:p text:style-name="P67"><text:s text:c="5"/>exit(rc);</text:p>
      <text:p text:style-name="P4"><text:s text:c="2"/>} </text:p>
      <text:p text:style-name="P4"><text:s text:c="2"/>else { </text:p>
      <text:p text:style-name="P4"><text:s text:c="6"/>printf("HIJO: pid=%8d \n", getpid());} </text:p>
      <text:p text:style-name="P4"><text:s text:c="6"/>exit(rc); </text:p>
      <text:p text:style-name="P4"><text:s/>} </text:p>
      <text:p text:style-name="P20">Y responde a las siguientes preguntas: </text:p>
      <text:p text:style-name="P16">1.1.¿Qué se visualiza en pantalla? </text:p>
      <text:p text:style-name="P16">1.2. ¿Qué se ejecuta antes el padre o el hijo? ¿Por qué? </text:p>
      <text:p text:style-name="P8"><text:span text:style-name="T11">1.3. En la instrucción, wait(&amp;estado), ¿Qué es lo que se recoge en la variable </text:span><text:span text:style-name="T14">estado</text:span><text:span text:style-name="T11">? </text:span></text:p>
      <text:p text:style-name="P9"><text:span text:style-name="T11">1.4. ¿Qué valor </text:span><text:span text:style-name="T14">envía</text:span><text:span text:style-name="T11"> <text:s/>“exit” <text:s/>en caso de producirse un error? ¿Y en el caso de que no se </text:span><text:span text:style-name="T14">produzca</text:span><text:span text:style-name="T11"> ningún error?</text:span></text:p>
      <table:table table:name="Tabla7" table:style-name="Tabla7">
        <table:table-column table:style-name="Tabla7.A"/>
        <table:table-row>
          <table:table-cell table:style-name="Tabla7.A1" office:value-type="string">
            <text:p text:style-name="P60">Gedit ej1.c</text:p>
            <text:p text:style-name="P60">gcc -o ej1 ej1.c y luego lo ejecuto</text:p>
            <text:p text:style-name="P60"><text:soft-page-break/></text:p>
            <text:p text:style-name="P61">1.1) <text:span text:style-name="T24">el pid del </text:span><text:span text:style-name="T29"><text:s/></text:span><text:span text:style-name="T24">hijo, el pid del <text:s/>padre, el pid del proceso padre, el id del usuario </text:span><text:span text:style-name="T30">dueño del proceso</text:span><text:span text:style-name="T24"> y el estado que ha devuelto el hijo.</text:span></text:p>
            <text:p text:style-name="P60"/>
            <text:p text:style-name="P62">1.2)</text:p>
            <text:p text:style-name="P63">En este programa, el proceso padre se ejecuta antes del proceso hijo.</text:p>
            <text:p text:style-name="P75">El padre llama a fork() y despues de ese momento hay dos procesos, el padre y el hijo. El padre llama a wait(&amp;estado), lo que hace que el proceso padre espere a que el proceso hijo termine. Por lo tanto, el proceso padre bloquea su ejecución hasta que el proceso hijo complete su ejecución. Mientras tanto, en el caso del proceso hijo, se imprime un mensaje indicando que es el hijo y luego el proceso hijo termina ejecutando exit(rc) (rc=0, donde rc es el codigo de terminacion del hijo). Una vez que el proceso hijo ha terminado y salido, el proceso padre continúa su ejecución a partir de donde estaba bloqueado en la llamada a wait.</text:p>
            <text:p text:style-name="P10"/>
            <text:p text:style-name="P75">1.3)el codigo de terminación del hijo</text:p>
            <text:p text:style-name="P75"/>
            <text:p text:style-name="P11"><text:span text:style-name="T31">1.4)</text:span>En caso de producirse un error, el valor enviado po<text:span text:style-name="T31">r exit() se</text:span>ría un número distinto de 0 que indique el tipo de error. En el caso de que no se produzca ningún error, el valor enviado po<text:span text:style-name="T31">r exit() </text:span>sería 0 para indicar una finalización exitosa.</text:p>
          </table:table-cell>
        </table:table-row>
      </table:table>
      <text:p text:style-name="P17"/>
      <text:list xml:id="list205046849399114" text:continue-numbering="true" text:style-name="WWNum1">
        <text:list-item>
          <text:p text:style-name="P82">Explica qué es lo que hace este programa: </text:p>
        </text:list-item>
      </text:list>
      <text:p text:style-name="P36"><text:s text:c="7"/>// trapper.c </text:p>
      <text:p text:style-name="P30">#include &lt;signal.h&gt;</text:p>
      <text:p text:style-name="P30">#include &lt;stdio.h&gt;</text:p>
      <text:p text:style-name="P30">#include &lt;unistd.h&gt;</text:p>
      <text:p text:style-name="P30">void trapper(int);</text:p>
      <text:p text:style-name="P30">int main(int argc, char *argv[])</text:p>
      <text:p text:style-name="P30">{</text:p>
      <text:p text:style-name="P30"><text:tab/>int i;</text:p>
      <text:p text:style-name="P30"><text:tab/>for(i=1;i&lt;=64;i++)</text:p>
      <text:p text:style-name="P30"><text:tab/><text:tab/>{signal(i, trapper);}</text:p>
      <text:p text:style-name="P30"><text:tab/>printf("Identificador del proceso: %d\n", getpid() );</text:p>
      <text:p text:style-name="P30"><text:tab/>pause();</text:p>
      <text:p text:style-name="P30"><text:tab/>printf("Continuando el main. Agur.\n");</text:p>
      <text:p text:style-name="P30"><text:tab/>return 0;</text:p>
      <text:p text:style-name="P30">}</text:p>
      <text:p text:style-name="P44"/>
      <text:p text:style-name="P30">void trapper(int sig)</text:p>
      <text:p text:style-name="P30">{</text:p>
      <text:p text:style-name="P30"><text:tab/>printf("Señal que he recogido: %d\n", sig);</text:p>
      <text:p text:style-name="P30">}</text:p>
      <text:p text:style-name="P30"/>
      <text:p text:style-name="P38"><text:soft-page-break/>2.1. Compilarlo y ejecutarlo. Apunta el PID que se muestra por pantalla.</text:p>
      <text:p text:style-name="P38">2.2. Desde otra terminal, envíale la señal SIGUSR1. ¿Cuál es el comando que has utilizado?</text:p>
      <text:p text:style-name="P38">2.3. ¿Qué es lo que pasa si un proceso recibe una señal que no trata?</text:p>
      <text:p text:style-name="P38">2.4. Cambia el programa anterior (trapper.c), para que sólo trate las señales del 1 al 9.</text:p>
      <text:p text:style-name="P38">2.5. Ejecútalo y mándale la señal SIGUSR1. ¿Cuál es el comando que has utilizado?</text:p>
      <text:p text:style-name="P38">2.6. ¿Qué ha pasado al enviarle la señal? ¿Por qué?</text:p>
      <text:p text:style-name="P39"/>
      <table:table table:name="Tabla8" table:style-name="Tabla8">
        <table:table-column table:style-name="Tabla8.A"/>
        <table:table-row>
          <table:table-cell table:style-name="Tabla8.A1" office:value-type="string">
            <text:p text:style-name="P68">2.1) devuelve el pid 7529</text:p>
            <text:p text:style-name="P68">2.2) kill -10 7529</text:p>
            <text:p text:style-name="P68">2.3) </text:p>
            <text:p text:style-name="P68">2.4) sería cambiar el for del 1 al 9</text:p>
            <text:p text:style-name="P69">2.5)<text:span text:style-name="T31">kill -10 </text:span>PIDdelproceso</text:p>
            <text:p text:style-name="P69">2.6) imprime otra cosa: “Señal definida por el usuario 1”</text:p>
          </table:table-cell>
        </table:table-row>
      </table:table>
      <text:p text:style-name="P40"/>
      <text:p text:style-name="P40"/>
      <text:list xml:id="list205045669352752" text:continue-numbering="true" text:style-name="WWNum1">
        <text:list-item>
          <text:p text:style-name="P82">Escribe <text:s/>un programa que cuando reciba la señal SIGUSR1, escriba “Hola” por la pantalla.</text:p>
          <text:list>
            <text:list-item>
              <text:p text:style-name="P83">Cambia el programa para que haga lo mismo al recibir las señales SIGUSR2, SIGCONT, SIGSTOP y SIGKILL. ¿Es posible hacerlo? ¿Cuál es la conclusión?</text:p>
            </text:list-item>
          </text:list>
        </text:list-item>
      </text:list>
      <table:table table:name="Tabla9" table:style-name="Tabla9">
        <table:table-column table:style-name="Tabla9.A"/>
        <table:table-row>
          <table:table-cell table:style-name="Tabla9.A1" office:value-type="string">
            <text:p text:style-name="P70">Hola.c:</text:p>
            <text:p text:style-name="P70">#include &lt;signal.h&gt;</text:p>
            <text:p text:style-name="P70">#include &lt;stdio.h&gt;</text:p>
            <text:p text:style-name="P70">#include &lt;unistd.h&gt;</text:p>
            <text:p text:style-name="P70">void trapper(int);</text:p>
            <text:p text:style-name="P70">int main(int argc, char *argv[])</text:p>
            <text:p text:style-name="P70">{</text:p>
            <text:p text:style-name="P70"><text:tab/>int i=10;</text:p>
            <text:p text:style-name="P70"><text:tab/>if(i=10)</text:p>
            <text:p text:style-name="P70"><text:tab/>{signal(i, trapper);}</text:p>
            <text:p text:style-name="P70"><text:tab/>printf("Identificador del proceso: %d\n", getpid() );</text:p>
            <text:p text:style-name="P70"><text:tab/>pause();</text:p>
            <text:p text:style-name="P70"><text:tab/>return 0;</text:p>
            <text:p text:style-name="P70">}</text:p>
            <text:p text:style-name="P70"/>
            <text:p text:style-name="P70">void trapper(int sig)</text:p>
            <text:p text:style-name="P70">{</text:p>
            <text:p text:style-name="P70"><text:tab/>printf("Hols\n");</text:p>
            <text:p text:style-name="P70">}</text:p>
            <text:p text:style-name="P70"/>
            <text:p text:style-name="P70">si recibe esa señal por otra terminal imprime hola sino, “Violación de segmento (`core' generado)”</text:p>
          </table:table-cell>
        </table:table-row>
      </table:table>
      <text:p text:style-name="P41"/>
      <text:p text:style-name="P41"/>
      <text:list xml:id="list205046604637901" text:continue-numbering="true" text:style-name="WWNum1">
        <text:list-item>
          <text:p text:style-name="P82">Compila el programa killer.c</text:p>
        </text:list-item>
      </text:list>
      <text:p text:style-name="P36"><text:soft-page-break/><text:s text:c="7"/>// killer.c</text:p>
      <text:p text:style-name="P30">#include &lt;sys/types.h&gt;</text:p>
      <text:p text:style-name="P30">#include &lt;signal.h&gt;</text:p>
      <text:p text:style-name="P30">#include &lt;unistd.h&gt;</text:p>
      <text:p text:style-name="P30">#include &lt;stdio.h&gt;</text:p>
      <text:p text:style-name="P44"/>
      <text:p text:style-name="P30">int main(int argc, char *argv[])</text:p>
      <text:p text:style-name="P30">{</text:p>
      <text:p text:style-name="P30"><text:tab/>pid_t pid;</text:p>
      <text:p text:style-name="P30"><text:tab/>int sig;</text:p>
      <text:p text:style-name="P30"><text:tab/>if(argc==3)</text:p>
      <text:p text:style-name="P30"><text:tab/>{</text:p>
      <text:p text:style-name="P30"><text:tab/><text:tab/>pid=(pid_t)atoi(argv[1]);</text:p>
      <text:p text:style-name="P30"><text:tab/><text:tab/>sig=atoi(argv[2]);</text:p>
      <text:p text:style-name="P30"><text:tab/></text:p>
      <text:p text:style-name="P30"><text:tab/><text:tab/>kill(pid, sig);</text:p>
      <text:p text:style-name="P32"><text:tab/>} </text:p>
      <text:p text:style-name="P33"><text:s text:c="5"/>else </text:p>
      <text:p text:style-name="P33"><text:s text:c="4"/>{</text:p>
      <text:p text:style-name="P30"><text:tab/><text:tab/>printf("Uso correcto:\n %s pid signal\n", <text:s/>argv[0]);</text:p>
      <text:p text:style-name="P30"><text:tab/><text:tab/>return -1;</text:p>
      <text:p text:style-name="P30"><text:tab/>}</text:p>
      <text:p text:style-name="P30"><text:tab/>return 0;</text:p>
      <text:p text:style-name="P30">}</text:p>
      <text:list xml:id="list205045467326729" text:continue-numbering="true" text:style-name="WWNum1">
        <text:list-item>
          <text:list>
            <text:list-item>
              <text:p text:style-name="P83">¿Qué hace la función atoi?</text:p>
            </text:list-item>
            <text:list-item>
              <text:p text:style-name="P83">En Linux, ¿a qué equivale el tipo de dato pid_t?</text:p>
            </text:list-item>
            <text:list-item>
              <text:p text:style-name="P83">Pon en marcha el trapper. Recoge su PID y realiza un ./killer PID 9. ¿Qué ha pasado y por qué?</text:p>
            </text:list-item>
          </text:list>
        </text:list-item>
      </text:list>
      <text:p text:style-name="P42"/>
      <table:table table:name="Tabla10" table:style-name="Tabla10">
        <table:table-column table:style-name="Tabla10.A"/>
        <table:table-row>
          <table:table-cell table:style-name="Tabla10.A1" office:value-type="string">
            <text:p text:style-name="P71"><text:span text:style-name="T9">4.1)</text:span><text:span text:style-name="T7">La función</text:span><text:span text:style-name="T9"> atoi </text:span><text:span text:style-name="T7">convierte una cadena de caracteres que representa un número en un valor entero de tipo</text:span><text:span text:style-name="T9"> int.</text:span><text:span text:style-name="T7"> Toma como argumento una cadena de caracteres y devuelve el valor entero correspondiente. Si la cadena no representa un número válido devuelve 0.</text:span></text:p>
            <text:p text:style-name="P7"/>
            <text:p text:style-name="P90">4.2) A un int</text:p>
            <text:p text:style-name="P90"/>
            <text:p text:style-name="P72"><text:span text:style-name="T7">4.3)</text:span><text:span text:style-name="T10">finaliza el programa trapper que era un bucle infinito</text:span></text:p>
          </table:table-cell>
        </table:table-row>
      </table:table>
      <text:p text:style-name="P42"/>
      <text:p text:style-name="P45"/>
      <text:list xml:id="list205044977311281" text:continue-numbering="true" text:style-name="WWNum1">
        <text:list-item>
          <text:p text:style-name="P82">Copia el programa alarm.c y ejecútalo.</text:p>
        </text:list-item>
      </text:list>
      <text:p text:style-name="P12"><text:span text:style-name="T17"><text:s text:c="6"/></text:span><text:span text:style-name="T16">#include &lt;signal.h&gt;</text:span></text:p>
      <text:p text:style-name="P29"><text:tab/>#include &lt;unistd.h&gt;</text:p>
      <text:p text:style-name="P29"><text:tab/>void trapper(int);</text:p>
      <text:p text:style-name="P29"><text:tab/>int main(int argc, char *argv[])</text:p>
      <text:p text:style-name="P29"><text:tab/>{</text:p>
      <text:p text:style-name="P29"><text:tab/><text:tab/>int i;</text:p>
      <text:p text:style-name="P29"><text:tab/><text:tab/>signal(14, trapper);</text:p>
      <text:p text:style-name="P29"><text:tab/><text:tab/>printf("Identificador proceso: %d\n", getpid() );</text:p>
      <text:p text:style-name="P29"><text:tab/><text:tab/>alarm(5);</text:p>
      <text:p text:style-name="P29"><text:tab/><text:tab/>pause();</text:p>
      <text:p text:style-name="P29"><text:tab/><text:tab/>alarm(3);</text:p>
      <text:p text:style-name="P29"><text:tab/><text:tab/>pause();</text:p>
      <text:p text:style-name="P29"><text:tab/><text:tab/>for(;;)</text:p>
      <text:p text:style-name="P29"><text:tab/><text:tab/>{</text:p>
      <text:p text:style-name="P29"><text:tab/><text:tab/><text:tab/>alarm(1);</text:p>
      <text:p text:style-name="P29"><text:soft-page-break/><text:tab/><text:tab/><text:tab/>pause();</text:p>
      <text:p text:style-name="P29"><text:tab/><text:tab/>}</text:p>
      <text:p text:style-name="P29"><text:tab/><text:tab/>return 0;</text:p>
      <text:p text:style-name="P29"><text:tab/>}</text:p>
      <text:p text:style-name="P29"><text:tab/>void trapper(int sig)</text:p>
      <text:p text:style-name="P29"><text:tab/>{</text:p>
      <text:p text:style-name="P29"><text:tab/><text:tab/>printf("RIIIIIIIIING!\n");</text:p>
      <text:p text:style-name="P29"><text:s text:c="13"/>}</text:p>
      <text:p text:style-name="P29"/>
      <text:list xml:id="list205046907774666" text:continue-numbering="true" text:style-name="WWNum1">
        <text:list-item>
          <text:list>
            <text:list-item>
              <text:p text:style-name="P83">Explica qué hacen las siguientes instrucciones:</text:p>
            </text:list-item>
          </text:list>
        </text:list-item>
      </text:list>
      <text:p text:style-name="P27">signal(14, trapper);</text:p>
      <text:p text:style-name="P27">for(;;) </text:p>
      <text:p text:style-name="P27">{</text:p>
      <text:p text:style-name="P27">alarm(1);</text:p>
      <text:p text:style-name="P27">pause(); </text:p>
      <text:p text:style-name="P27">}</text:p>
      <table:table table:name="Tabla11" table:style-name="Tabla11">
        <table:table-column table:style-name="Tabla11.A"/>
        <table:table-row>
          <table:table-cell table:style-name="Tabla11.A1" office:value-type="string">
            <text:p text:style-name="P73">signal(14, trapper);: Esta instrucción establece el manejador de señales para la señal número 14 (SIGALRM) utilizando la función trapper. Esto significa que cuando el proceso reciba la señal SIGALRM, se ejecutará la función trapper. </text:p>
            <text:p text:style-name="P73"/>
            <text:p text:style-name="P73">for(;;): Este es un bucle infinito que se ejecuta continuamente sin detenerse. </text:p>
            <text:p text:style-name="P73"/>
            <text:p text:style-name="P73">alarm(1);: Esta función programa una alarma para que suene después de un cierto número de segundos. En este caso, se programa una alarma para que suene después de 1 segundo. </text:p>
            <text:p text:style-name="P73"/>
            <text:p text:style-name="P73">pause();: Esta función hace que el proceso entre en un estado de espera hasta que se reciba una señal. Cuando se recibe una señal, pause() devuelve el control al programa. </text:p>
            <text:p text:style-name="P73"/>
            <text:p text:style-name="P73">Por lo tanto, el bucle for en conjunto con alarm(1) y pause() crea un bucle que espera durante 1 segundo y luego vuelve a esperar hasta recibir una señal.</text:p>
          </table:table-cell>
        </table:table-row>
      </table:table>
      <text:p text:style-name="P28"/>
      <text:list xml:id="list205046656556138" text:continue-numbering="true" text:style-name="WWNum1">
        <text:list-item>
          <text:list>
            <text:list-item>
              <text:p text:style-name="P83">¿ Qué hace el programa?</text:p>
            </text:list-item>
          </text:list>
        </text:list-item>
      </text:list>
      <text:p text:style-name="P42"/>
      <table:table table:name="Tabla12" table:style-name="Tabla12">
        <table:table-column table:style-name="Tabla12.A"/>
        <table:table-row>
          <table:table-cell table:style-name="Tabla12.A1" office:value-type="string">
            <text:p text:style-name="Table_20_Contents">El programa comienza estableciendo un manejador de señales para la señal SIGALRM (14) utilizando la función trapper. Luego, imprime el identificador del proceso (PID) en la pantalla y programa una alarma para que suene después de 5 segundos utilizando alarm(5). Después de eso, el programa entra en un estado de espera hasta que recibe una señal. Cuando la alarma suena después de 5 segundos, el proceso ejecuta la función trapper, que imprime "RIIIIIIIIING!". Después, el programa programa una nueva alarma para que suene después de 3 segundos utilizando alarm(3) y vuelve a entrar en un estado de espera hasta que recibe una señal. Cuando la segunda alarma suena después de 3 segundos, el proceso nuevamente ejecuta la función trapper, imprimiendo "RIIIIIIIIING!". Después, el programa entra en un bucle infinito en el que espera durante 1 segundo y luego <text:soft-page-break/>vuelve a esperar hasta que recibe una señal. Durante este bucle, la alarma se establece cada segundo, pero como no hay ninguna acción adicional definida, simplemente imprimirá "RIIIIIIIIING!" cada vez que suene la alarma.</text:p>
          </table:table-cell>
        </table:table-row>
      </table:table>
      <text:p text:style-name="P41"/>
      <text:list xml:id="list205044890343689" text:continue-numbering="true" text:style-name="WWNum1">
        <text:list-item>
          <text:p text:style-name="P80"><text:span text:style-name="T14">Compila, ejecuta y explica lo que hace el programa </text:span><text:span text:style-name="T18">signalfork.c.</text:span></text:p>
        </text:list-item>
      </text:list>
      <text:p text:style-name="P36"/>
      <text:p text:style-name="P31">#include &lt;sys/types.h&gt;</text:p>
      <text:p text:style-name="P31">#include &lt;stdio.h&gt;</text:p>
      <text:p text:style-name="P31">#include &lt;unistd.h&gt;</text:p>
      <text:p text:style-name="P31">#include &lt;signal.h&gt;</text:p>
      <text:p text:style-name="P31">void trapper(int sig)</text:p>
      <text:p text:style-name="P31">{</text:p>
      <text:p text:style-name="P31"><text:tab/> <text:s text:c="2"/>printf("SIGUSR1\n");</text:p>
      <text:p text:style-name="P31">}</text:p>
      <text:p text:style-name="P31"/>
      <text:p text:style-name="P31">int main(int argc, char *argv[])</text:p>
      <text:p text:style-name="P31">{</text:p>
      <text:p text:style-name="P31"><text:tab/>pid_t padre, hijo;</text:p>
      <text:p text:style-name="P31"><text:tab/>padre = getpid();</text:p>
      <text:p text:style-name="P31"><text:tab/>signal( SIGUSR1, trapper );</text:p>
      <text:p text:style-name="P31"><text:tab/>if ( (hijo=fork()) == 0 )</text:p>
      <text:p text:style-name="P31"><text:tab/>{ /* hijo */</text:p>
      <text:p text:style-name="P31"><text:tab/><text:tab/>sleep(1);</text:p>
      <text:p text:style-name="P31"><text:tab/><text:tab/>kill(padre, SIGUSR1);</text:p>
      <text:p text:style-name="P31"><text:tab/><text:tab/>sleep(1);</text:p>
      <text:p text:style-name="P31"><text:tab/><text:tab/>kill(padre, SIGUSR1);</text:p>
      <text:p text:style-name="P31"><text:tab/><text:tab/>sleep(1);</text:p>
      <text:p text:style-name="P31"><text:tab/><text:tab/>kill(padre, SIGUSR1);</text:p>
      <text:p text:style-name="P31"><text:tab/><text:tab/>sleep(1);</text:p>
      <text:p text:style-name="P31"><text:tab/><text:tab/>kill(padre, SIGKILL);</text:p>
      <text:p text:style-name="P31"><text:tab/><text:tab/>exit(0);</text:p>
      <text:p text:style-name="P31"><text:tab/>}</text:p>
      <text:p text:style-name="P31"><text:tab/>else</text:p>
      <text:p text:style-name="P31"><text:tab/>{ /* padre */</text:p>
      <text:p text:style-name="P31"><text:tab/><text:tab/>for (;;);</text:p>
      <text:p text:style-name="P31"><text:tab/>}</text:p>
      <text:p text:style-name="P31"><text:tab/></text:p>
      <text:p text:style-name="P31"><text:tab/>return 0;</text:p>
      <text:p text:style-name="P31">}</text:p>
      <table:table table:name="Tabla13" table:style-name="Tabla13">
        <table:table-column table:style-name="Tabla13.A"/>
        <table:table-row>
          <table:table-cell table:style-name="Tabla13.A1" office:value-type="string">
            <text:p text:style-name="P35">SIGUSR1</text:p>
            <text:p text:style-name="P35">SIGUSR1</text:p>
            <text:p text:style-name="P35">SIGUSR1</text:p>
            <text:p text:style-name="P35">Terminado (killed)</text:p>
          </table:table-cell>
        </table:table-row>
      </table:table>
      <text:p text:style-name="P34"/>
      <text:list xml:id="list205045090561876" text:continue-numbering="true" text:style-name="WWNum1">
        <text:list-item>
          <text:list>
            <text:list-item>
              <text:p text:style-name="P83">Hemos visto qué es lo que pasa con las señales que le envía el hijo al padre, pero si el padre le envía al hijo SIGUSR1 ¿qué pasa? ¿Las funciones asignadas mediante signal, se heredan al hacer fork?</text:p>
            </text:list-item>
          </text:list>
        </text:list-item>
      </text:list>
      <table:table table:name="Tabla14" table:style-name="Tabla14">
        <table:table-column table:style-name="Tabla14.A"/>
        <table:table-row>
          <table:table-cell table:style-name="Tabla14.A1" office:value-type="string">
            <text:p text:style-name="P74">Si, el hijo hereda la funcion</text:p>
          </table:table-cell>
        </table:table-row>
      </table:table>
      <text:p text:style-name="P42"/>
      <text:list xml:id="list205045033902809" text:continue-numbering="true" text:style-name="WWNum1">
        <text:list-item>
          <text:list>
            <text:list-item>
              <text:p text:style-name="P83">Cambia las 2 primeras líneas del hijo así:</text:p>
            </text:list-item>
          </text:list>
        </text:list-item>
      </text:list>
      <text:p text:style-name="P37"/>
      <text:p text:style-name="P45">/*hijo */ </text:p>
      <text:p text:style-name="P45">sleep(10); </text:p>
      <text:p text:style-name="P37"><text:soft-page-break/></text:p>
      <text:p text:style-name="P37">Cambia las primeras líneas del padre así:</text:p>
      <text:p text:style-name="P37"/>
      <text:p text:style-name="P45"><text:s/>/* padre */ </text:p>
      <text:p text:style-name="P45"><text:s/>sleep(2); </text:p>
      <text:p text:style-name="P45">kill(hijo, SIGUSR2); </text:p>
      <text:p text:style-name="P45">for (;;);</text:p>
      <text:p text:style-name="P37"/>
      <text:p text:style-name="P37">Compilarlo y ejecutarlo. Parece que se bloquea. ¿Por qué? </text:p>
      <table:table table:name="Tabla15" table:style-name="Tabla15">
        <table:table-column table:style-name="Tabla15.A"/>
        <table:table-row>
          <table:table-cell table:style-name="Tabla15.A1" office:value-type="string">
            <text:p text:style-name="P7">Cuando se cambia la primera línea del hijo para que duerma durante 10 segundos, el proceso hijo tarda más en ejecutar la siguiente línea, que es enviar una señal SIGUSR1 al proceso padre. Mientras tanto, el proceso padre se bloquea durante solo 2 segundos antes de enviar la señal SIGUSR1 al proceso hijo. Como resultado, el proceso hijo aún no ha tenido la oportunidad de establecer su manejador de señales para SIGUSR1 antes de recibir la señal del padre. Esto puede causar comportamientos impredecibles, como bloqueos o señales no manejadas.</text:p>
          </table:table-cell>
        </table:table-row>
      </table:table>
      <text:p text:style-name="P41"/>
      <text:list xml:id="list205045487002435" text:continue-numbering="true" text:style-name="WWNum1">
        <text:list-item>
          <text:p text:style-name="P80"><text:span text:style-name="T11">Realiza un </text:span><text:span text:style-name="T14">programa</text:span><text:span text:style-name="T11"> en C que </text:span><text:span text:style-name="T14">crea</text:span><text:span text:style-name="T11"> una carpeta llamada “lana” en $HOME utilizando el resto de funciones exec.</text:span></text:p>
        </text:list-item>
      </text:list>
      <text:p text:style-name="P14"/>
      <text:p text:style-name="P12">#include &lt;unistd.h&gt;</text:p>
      <text:p text:style-name="P12">#include &lt;stdlib.h&gt;</text:p>
      <text:p text:style-name="P12">#include &lt;stdio.h&gt;</text:p>
      <text:p text:style-name="P12">int main(void)</text:p>
      <text:p text:style-name="P85">{</text:p>
      <text:p text:style-name="P86"><text:tab/>char *args[]={"/bin/mkdir","/<text:span text:style-name="T32">HOME/JON/</text:span>lana",NULL};</text:p>
      <text:p text:style-name="P12"><text:tab/>if (execve("/bin/mkdir",args,NULL)==-1)</text:p>
      <text:p text:style-name="P85"><text:tab/>{</text:p>
      <text:p text:style-name="P86"><text:tab/><text:tab/>perror("execve");</text:p>
      <text:p text:style-name="P85"><text:s text:c="2"/><text:tab/><text:tab/>exit(EXIT_FAILURE);</text:p>
      <text:p text:style-name="P86"><text:tab/>}</text:p>
      <text:p text:style-name="P12"><text:tab/>puts("No debería llegar aquí");</text:p>
      <text:p text:style-name="P87"><text:tab/>exit(EXIT_SUCCESS);</text:p>
      <text:p text:style-name="P88">}</text:p>
      <text:p text:style-name="P43"/>
      <text:list xml:id="list226051343" text:style-name="WWNum2">
        <text:list-item>
          <text:p text:style-name="P84"><text:span text:style-name="T2">Explica lo que hace la siguiente llamada “./padre 60 hijo”</text:span><text:span text:style-name="T1"> </text:span><text:span text:style-name="T2">dado</text:span><text:span text:style-name="T1"> </text:span><text:span text:style-name="T2">los siguientes programas:</text:span></text:p>
        </text:list-item>
      </text:list>
      <text:p text:style-name="P36">reloj.c</text:p>
      <text:p text:style-name="P2">#include &lt;stdlib.h&gt; /*atoi and exit*/</text:p>
      <text:p text:style-name="P2">#include &lt;stdio.h&gt; /*printf*/</text:p>
      <text:p text:style-name="P2">#include &lt;unistd.h&gt; /*alarm*/</text:p>
      <text:p text:style-name="P2">#include &lt;signal.h&gt; /*signal and SIGALRM*/</text:p>
      <text:p text:style-name="P2">void xtimer(){</text:p>
      <text:p text:style-name="P2">printf("time expired.\n");</text:p>
      <text:p text:style-name="P2"><text:soft-page-break/>}</text:p>
      <text:p text:style-name="P2">int main(int argc, char *argv[]){</text:p>
      <text:p text:style-name="P2">unsigned int sec;</text:p>
      <text:p text:style-name="P2">sec=atoi(argv[1]);</text:p>
      <text:p text:style-name="P2">printf("time is %u\n",sec);</text:p>
      <text:p text:style-name="P2">signal(SIGALRM,xtimer);</text:p>
      <text:p text:style-name="P2">alarm(sec);</text:p>
      <text:p text:style-name="P2">pause();</text:p>
      <text:p text:style-name="P2">return 0;</text:p>
      <text:p text:style-name="P2">}</text:p>
      <text:p text:style-name="P3">hijo.c</text:p>
      <text:p text:style-name="P2">#include &lt;unistd.h&gt; /*sleep*/</text:p>
      <text:p text:style-name="P2">int main(){</text:p>
      <text:p text:style-name="P2">sleep(6);</text:p>
      <text:p text:style-name="P2">return 0;</text:p>
      <text:p text:style-name="P2">}</text:p>
      <text:p text:style-name="P3">padre.c</text:p>
      <text:p text:style-name="P2">#include &lt;sys/types.h&gt; /*kill y wait*/</text:p>
      <text:p text:style-name="P2">#include &lt;sys/wait.h&gt; /*wait*/</text:p>
      <text:p text:style-name="P2">#include &lt;signal.h&gt;/*kill*/</text:p>
      <text:p text:style-name="P2">#include &lt;stdlib.h&gt;/*exit*/</text:p>
      <text:p text:style-name="P2">#include &lt;stdio.h&gt;/*printf*/</text:p>
      <text:p text:style-name="P2">#include &lt;unistd.h&gt;/*fork and exec...*/</text:p>
      <text:p text:style-name="P2">#include &lt;time.h&gt; /*time*/</text:p>
      <text:p text:style-name="P2">int main(int argc, char *argv[]){</text:p>
      <text:p text:style-name="P2">int idHijo, idReloj, id, t1, status1, status2;</text:p>
      <text:p text:style-name="P2">id = getpid();</text:p>
      <text:p text:style-name="P2">printf("Proceso padre: %d\n", id);</text:p>
      <text:p text:style-name="P2">idReloj = fork();</text:p>
      <text:p text:style-name="P2">if(idReloj == 0) { /* hijo Reloj */</text:p>
      <text:p text:style-name="P2">execl("reloj", "reloj", argv[1], NULL);</text:p>
      <text:p text:style-name="P2">}</text:p>
      <text:p text:style-name="P2">idHijo = fork()</text:p>
      <text:p text:style-name="P2">if((idHijo == 0) { </text:p>
      <text:p text:style-name="P2">execv(argv[2], &amp;argv[2]);</text:p>
      <text:p text:style-name="P2"><text:soft-page-break/>}</text:p>
      <text:p text:style-name="P2">printf("Proceso hijo Perezoso: %d\n", idHijo); </text:p>
      <text:p text:style-name="P2">printf("Proceso hijo Reloj: %d\n", idReloj);</text:p>
      <text:p text:style-name="P2">t1 = time(0);</text:p>
      <text:p text:style-name="P2">if((id = wait(&amp;status1)) == idHijo) { </text:p>
      <text:p text:style-name="P2">kill(idReloj, SIGKILL);</text:p>
      <text:p text:style-name="P2">//Si el hijo ha cambiado de estado, antes de la ejecución del wait </text:p>
      <text:p text:style-name="P2">//entonces la llamada a wait retornará inmediatamente con su estado</text:p>
      <text:p text:style-name="P2">wait(&amp;status2);</text:p>
      <text:p text:style-name="P2">} else {</text:p>
      <text:p text:style-name="P2">kill(idHijo, SIGKILL);</text:p>
      <text:p text:style-name="P2">wait(&amp;status2);</text:p>
      <text:p text:style-name="P2">status1 = 1;}</text:p>
      <text:p text:style-name="P2">t1=time(0)-t1;</text:p>
      <text:p text:style-name="P2">printf("Tiempo del proceso hijo : %d\n", t1);</text:p>
      <text:p text:style-name="P2">exit(status1);</text:p>
      <text:p text:style-name="P2">}</text:p>
      <text:p text:style-name="P78"/>
      <table:table table:name="Tabla16" table:style-name="Tabla16">
        <table:table-column table:style-name="Tabla16.A"/>
        <table:table-row>
          <table:table-cell table:style-name="Tabla16.A1" office:value-type="string">
            <text:p text:style-name="P91">reloj.c: Este programa establece una alarma que expira después de un número dado de segundos. Cuando la alarma expira, se ejecuta la función xtimer(), que simplemente imprime "time expired." en la consola.</text:p>
            <text:p text:style-name="P91"/>
            <text:p text:style-name="P91">hijo.c: Este programa simplemente se duerme durante 6 segundos utilizando la función sleep().</text:p>
            <text:p text:style-name="P91"/>
            <text:p text:style-name="P91">padre.c: Primero crea dos procesos hijos utilizando la función fork(). Uno de estos hijos ejecutará el programa reloj mientras que el otro ejecutará el programa proporcionado como argumento en la línea de comandos (supuestamente hijo). Luego, espera a que uno de los hijos termine su ejecución usando la función wait(). Dependiendo de cuál hijo termina primero, enviará una señal SIGKILL al otro hijo y finalizará su ejecución.</text:p>
            <text:p text:style-name="P91"/>
            <text:p text:style-name="P91">Dado que la llamada ./padre 60 hijo se refiere a la ejecución del programa padre con el argumento 60 para el tiempo y hijo como el programa que ejecutará el hijo, esto es lo que sucede:</text:p>
            <text:p text:style-name="P91"/>
            <text:p text:style-name="P91">Se crea un proceso hijo que ejecuta reloj, estableciendo una alarma para 60 segundos.</text:p>
            <text:p text:style-name="P91">Se crea otro proceso hijo que ejecuta hijo.</text:p>
            <text:p text:style-name="P91">El proceso padre espera a que uno de los hijos termine.</text:p>
            <text:p text:style-name="P91">Si el hijo que termina es el hijo "perezoso" (hijo.c), el proceso padre envía una señal SIGKILL al otro hijo (el reloj) y espera a que termine.</text:p>
            <text:p text:style-name="P91">Si el hijo que termina es el hijo "reloj" (reloj.c), el proceso padre envía una señal SIGKILL al otro hijo (el perezoso) y espera a que termine.</text:p>
            <text:p text:style-name="P91"><text:soft-page-break/>Finalmente, el proceso padre imprime el tiempo de ejecución del hijo que terminó primero.</text:p>
            <text:p text:style-name="P91">En resumen, la llamada ./padre 60 hijo ejecutará el programa padre, que controlará dos procesos hijos: uno ejecutará un temporizador (reloj.c) durante 60 segundos, mientras que el otro se dormirá durante 6 segundos (hijo.c). El proceso padre finalmente informará sobre el tiempo de ejecución del proceso hijo que termine primero.</text:p>
          </table:table-cell>
        </table:table-row>
      </table:table>
      <text:p text:style-name="P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break-before="auto" fo:break-after="auto" fo:keep-with-next="always"/>
      <style:text-properties style:font-name="Helvetica Neue" fo:font-family="'Helvetica Neue'" style:font-family-generic="roman" style:font-pitch="variable" fo:font-size="16pt" fo:font-weight="bold" style:font-name-asian="Helvetica Neue1" style:font-family-asian="'Helvetica Neue'" style:font-family-generic-asian="system" style:font-pitch-asian="variable" style:font-size-asian="16pt" style:font-weight-asian="bold" style:font-name-complex="Helvetica Neue1" style:font-family-complex="'Helvetica Neue'"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106cm" style:contextual-spacing="false" fo:line-height="100%" fo:text-indent="0cm" style:auto-text-indent="false" fo:break-before="auto" fo:break-after="auto"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212cm" style:contextual-spacing="false" fo:line-height="100%" fo:break-before="auto" fo:break-after="auto" fo:keep-with-next="always"/>
      <style:text-properties style:font-name="Helvetica Neue" fo:font-family="'Helvetica Neue'" style:font-family-generic="roman" style:font-pitch="variable" fo:font-size="14pt" style:font-name-asian="Helvetica Neue1" style:font-family-asian="'Helvetica Neue'" style:font-family-generic-asian="system" style:font-pitch-asian="variable" style:font-size-asian="14pt"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break-before="auto" fo:break-after="auto" fo:keep-with-next="always"/>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break-before="auto" fo:break-after="auto" fo:keep-with-next="always"/>
      <style:text-properties style:font-name="Helvetica Neue" fo:font-family="'Helvetica Neue'" style:font-family-generic="roman" style:font-pitch="variable" fo:font-size="18pt" fo:font-weight="bold" style:font-name-asian="Helvetica Neue1" style:font-family-asian="'Helvetica Neue'" style:font-family-generic-asian="system" style:font-pitch-asian="variable" style:font-size-asian="18pt" style:font-weight-asian="bold" style:font-name-complex="Helvetica Neue1" style:font-family-complex="'Helvetica Neue'"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break-before="auto" fo:break-after="auto" fo:keep-with-next="always"/>
      <style:text-properties style:font-name="Helvetica Neue" fo:font-family="'Helvetica Neue'" style:font-family-generic="roman" style:font-pitch="variable" fo:font-size="14pt" fo:font-style="italic" style:font-name-asian="Helvetica Neue1" style:font-family-asian="'Helvetica Neue'" style:font-family-generic-asian="system" style:font-pitch-asian="variable" style:font-size-asian="14pt" style:font-style-asian="italic" style:font-name-complex="Helvetica Neue1" style:font-family-complex="'Helvetica Neue'" style:font-family-generic-complex="system"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estión de Procesos</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26T20:50:44.643109099</dc:date>
    <meta:editing-duration>PT1H15M35S</meta:editing-duration>
    <meta:editing-cycles>5</meta:editing-cycles>
    <meta:document-statistic meta:table-count="17" meta:image-count="0" meta:object-count="0" meta:page-count="12" meta:paragraph-count="363" meta:word-count="2509" meta:character-count="15711" meta:non-whitespace-character-count="13185"/>
  </office:meta>
</office:document-meta>
</file>